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2" svg:font-family="'Times New Roman'" style:font-family-generic="roman"/>
    <style:font-face style:name="Arial1" svg:font-family="Arial, sans-serif" style:font-family-generic="swiss"/>
    <style:font-face style:name="DejaVu Sans" svg:font-family="'DejaVu Sans'" style:font-family-generic="swiss"/>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er">
      <style:text-properties fo:font-size="10pt" fo:font-style="italic" officeooo:paragraph-rsid="001f9a1f" style:font-size-asian="10pt" style:font-style-asian="italic" style:font-size-complex="10pt" style:font-style-complex="italic"/>
    </style:style>
    <style:style style:name="P2" style:family="paragraph" style:parent-style-name="Footer">
      <style:text-properties fo:font-size="10pt" style:font-size-asian="10pt" style:font-size-complex="10pt"/>
    </style:style>
    <style:style style:name="P3" style:family="paragraph" style:parent-style-name="Footer">
      <style:text-properties fo:font-style="italic" officeooo:paragraph-rsid="00257ba1" style:font-style-asian="italic" style:font-style-complex="italic"/>
    </style:style>
    <style:style style:name="P4" style:family="paragraph" style:parent-style-name="HNormalTimes_20_Car_20_Car_20_Car_20_Car_20_Car_20_Car_20_Car">
      <style:text-properties fo:font-weight="bold" officeooo:paragraph-rsid="00337ff2" style:font-weight-asian="bold" style:font-weight-complex="bold"/>
    </style:style>
    <style:style style:name="P5" style:family="paragraph" style:parent-style-name="HNormalTimes_20_Car_20_Car_20_Car_20_Car_20_Car_20_Car_20_Car">
      <style:paragraph-properties fo:line-height="100%"/>
      <style:text-properties fo:font-size="12pt" style:font-size-asian="12pt" style:font-size-complex="12pt"/>
    </style:style>
    <style:style style:name="P6" style:family="paragraph" style:parent-style-name="HNormalTimes_20_Car_20_Car_20_Car_20_Car_20_Car_20_Car_20_Car">
      <style:paragraph-properties fo:line-height="100%"/>
    </style:style>
    <style:style style:name="P7" style:family="paragraph" style:parent-style-name="HNormalTimes_20_Car_20_Car_20_Car_20_Car_20_Car_20_Car_20_Car">
      <style:paragraph-properties fo:break-before="page"/>
    </style:style>
    <style:style style:name="P8" style:family="paragraph" style:parent-style-name="Text_20_body">
      <style:paragraph-properties fo:margin-left="2.501cm" fo:margin-right="0cm" fo:text-align="start" style:justify-single-word="false" fo:text-indent="0cm" style:auto-text-indent="false"/>
      <style:text-properties fo:font-style="normal" fo:font-weight="normal" officeooo:paragraph-rsid="00337ff2" style:font-style-asian="normal" style:font-weight-asian="normal" style:font-style-complex="normal" style:font-weight-complex="normal"/>
    </style:style>
    <style:style style:name="P9" style:family="paragraph" style:parent-style-name="Standard">
      <style:paragraph-properties fo:margin-left="2.501cm" fo:margin-right="0cm" fo:text-align="justify" style:justify-single-word="false" fo:text-indent="0cm" style:auto-text-indent="false"/>
      <style:text-properties officeooo:paragraph-rsid="00337ff2"/>
    </style:style>
    <style:style style:name="P10" style:family="paragraph" style:parent-style-name="Standard">
      <style:paragraph-properties fo:margin-left="2.501cm" fo:margin-right="0cm" fo:text-align="justify" style:justify-single-word="false" fo:text-indent="0cm" style:auto-text-indent="false"/>
      <style:text-properties fo:font-style="normal" officeooo:paragraph-rsid="00337ff2" style:font-style-asian="normal" style:font-style-complex="normal"/>
    </style:style>
    <style:style style:name="P11" style:family="paragraph" style:parent-style-name="Standard">
      <style:paragraph-properties fo:margin-left="2.501cm" fo:margin-right="0cm" fo:text-align="justify" style:justify-single-word="false" fo:text-indent="0cm" style:auto-text-indent="false"/>
      <style:text-properties fo:font-style="normal" fo:font-weight="normal" officeooo:paragraph-rsid="00337ff2" style:font-style-asian="normal" style:font-weight-asian="normal" style:font-style-complex="normal" style:font-weight-complex="normal"/>
    </style:style>
    <style:style style:name="P12" style:family="paragraph" style:parent-style-name="Standard">
      <style:paragraph-properties fo:margin-left="2.501cm" fo:margin-right="0cm" fo:text-align="justify" style:justify-single-word="false" fo:text-indent="0cm" style:auto-text-indent="false"/>
      <style:text-properties fo:font-style="normal" fo:font-weight="bold" officeooo:paragraph-rsid="00337ff2" style:font-style-asian="normal" style:font-weight-asian="bold" style:font-style-complex="normal" style:font-weight-complex="normal"/>
    </style:style>
    <style:style style:name="P13" style:family="paragraph" style:parent-style-name="Standard">
      <style:paragraph-properties fo:margin-left="2.501cm" fo:margin-right="0cm" fo:text-align="justify" style:justify-single-word="false" fo:text-indent="0cm" style:auto-text-indent="false"/>
      <style:text-properties fo:font-style="italic" fo:font-weight="bold" officeooo:paragraph-rsid="00337ff2" style:font-style-asian="italic" style:font-weight-asian="bold" style:font-style-complex="normal" style:font-weight-complex="normal"/>
    </style:style>
    <style:style style:name="P14" style:family="paragraph" style:parent-style-name="Standard">
      <style:paragraph-properties fo:text-align="justify" style:justify-single-word="false"/>
      <style:text-properties fo:font-style="normal" fo:font-weight="bold" officeooo:paragraph-rsid="00337ff2" style:font-style-asian="normal" style:font-weight-asian="bold" style:font-style-complex="normal"/>
    </style:style>
    <style:style style:name="P15" style:family="paragraph" style:parent-style-name="Standard">
      <style:paragraph-properties fo:text-align="justify" style:justify-single-word="false"/>
      <style:text-properties fo:font-style="italic" fo:font-weight="normal" officeooo:paragraph-rsid="00337ff2" style:font-style-asian="italic" style:font-weight-asian="normal" style:font-style-complex="normal" style:font-weight-complex="normal"/>
    </style:style>
    <style:style style:name="P16" style:family="paragraph" style:parent-style-name="Standard">
      <style:paragraph-properties fo:text-align="justify" style:justify-single-word="false"/>
      <style:text-properties fo:font-style="italic" fo:font-weight="bold" officeooo:paragraph-rsid="00337ff2" style:font-style-asian="italic" style:font-weight-asian="bold" style:font-style-complex="normal" style:font-weight-complex="normal"/>
    </style:style>
    <style:style style:name="P17" style:family="paragraph" style:parent-style-name="Standard">
      <style:paragraph-properties fo:text-align="start" style:justify-single-word="false"/>
      <style:text-properties fo:font-style="italic" fo:font-weight="bold" officeooo:paragraph-rsid="00337ff2" style:font-style-asian="italic" style:font-weight-asian="bold" style:font-style-complex="normal" style:font-weight-complex="normal"/>
    </style:style>
    <style:style style:name="P18" style:family="paragraph" style:parent-style-name="Standard">
      <style:paragraph-properties fo:text-align="justify" style:justify-single-word="false"/>
      <style:text-properties fo:font-style="italic" officeooo:paragraph-rsid="00337ff2" style:font-style-asian="italic"/>
    </style:style>
    <style:style style:name="P19" style:family="paragraph" style:parent-style-name="Standard">
      <style:paragraph-properties fo:text-align="end" style:justify-single-word="false"/>
      <style:text-properties fo:font-style="italic" officeooo:paragraph-rsid="00337ff2" style:font-style-asian="italic"/>
    </style:style>
    <style:style style:name="P20" style:family="paragraph" style:parent-style-name="Standard">
      <style:paragraph-properties fo:text-align="justify" style:justify-single-word="false"/>
      <style:text-properties officeooo:paragraph-rsid="00337ff2"/>
    </style:style>
    <style:style style:name="P21" style:family="paragraph" style:parent-style-name="Standard">
      <style:paragraph-properties fo:margin-left="1.681cm" fo:margin-right="2.014cm" fo:text-align="end" style:justify-single-word="false" fo:text-indent="0cm" style:auto-text-indent="false"/>
      <style:text-properties fo:font-size="12pt" fo:font-style="italic" fo:font-weight="bold" officeooo:paragraph-rsid="002abd2a" style:font-size-asian="12pt" style:font-style-asian="italic" style:font-weight-asian="bold" style:font-size-complex="12pt" style:font-style-complex="italic" style:font-weight-complex="bold"/>
    </style:style>
    <style:style style:name="P22" style:family="paragraph" style:parent-style-name="Standard">
      <style:paragraph-properties fo:margin-left="1.681cm" fo:margin-right="2.014cm" fo:text-indent="0cm" style:auto-text-indent="false"/>
      <style:text-properties fo:font-size="12pt" fo:font-style="normal" fo:font-weight="normal" officeooo:paragraph-rsid="002abd2a" style:font-size-asian="12pt" style:font-style-asian="normal" style:font-weight-asian="normal" style:font-size-complex="12pt" style:font-style-complex="normal" style:font-weight-complex="normal"/>
    </style:style>
    <style:style style:name="P23" style:family="paragraph" style:parent-style-name="Standard">
      <style:paragraph-properties fo:margin-left="0cm" fo:margin-right="0cm" fo:text-align="justify" style:justify-single-word="false" fo:text-indent="1.249cm" style:auto-text-indent="false"/>
      <style:text-properties fo:font-style="italic" fo:font-weight="bold" officeooo:paragraph-rsid="00337ff2" style:font-style-asian="italic" style:font-weight-asian="bold" style:font-style-complex="normal" style:font-weight-complex="normal"/>
    </style:style>
    <style:style style:name="P24" style:family="paragraph" style:parent-style-name="Standard">
      <style:paragraph-properties fo:margin-left="1.251cm" fo:margin-right="0cm" fo:text-align="justify" style:justify-single-word="false" fo:text-indent="0cm" style:auto-text-indent="false"/>
      <style:text-properties officeooo:paragraph-rsid="00337ff2"/>
    </style:style>
    <style:style style:name="P25" style:family="paragraph" style:parent-style-name="Standard">
      <style:paragraph-properties fo:margin-left="1.251cm" fo:margin-right="0cm" fo:text-align="justify" style:justify-single-word="false" fo:text-indent="0cm" style:auto-text-indent="false"/>
      <style:text-properties fo:font-style="normal" fo:font-weight="normal" officeooo:paragraph-rsid="00337ff2" style:font-style-asian="normal" style:font-weight-asian="normal" style:font-style-complex="normal" style:font-weight-complex="normal"/>
    </style:style>
    <style:style style:name="P26" style:family="paragraph" style:parent-style-name="Standard">
      <style:paragraph-properties fo:margin-left="1.251cm" fo:margin-right="0cm" fo:text-align="justify" style:justify-single-word="false" fo:text-indent="0cm" style:auto-text-indent="false"/>
      <style:text-properties fo:font-style="italic" fo:font-weight="normal" officeooo:paragraph-rsid="00337ff2" style:font-style-asian="italic" style:font-weight-asian="normal" style:font-style-complex="normal" style:font-weight-complex="normal"/>
    </style:style>
    <style:style style:name="P27" style:family="paragraph" style:parent-style-name="Standard">
      <style:paragraph-properties fo:margin-left="2.501cm" fo:margin-right="0cm" fo:text-align="justify" style:justify-single-word="false" fo:text-indent="1.249cm" style:auto-text-indent="false"/>
      <style:text-properties officeooo:paragraph-rsid="00337ff2"/>
    </style:style>
    <style:style style:name="P28" style:family="paragraph" style:parent-style-name="Standard">
      <style:paragraph-properties fo:margin-left="2.501cm" fo:margin-right="0cm" fo:text-align="justify" style:justify-single-word="false" fo:text-indent="0cm" style:auto-text-indent="false"/>
      <style:text-properties fo:font-style="normal" fo:font-weight="normal" officeooo:paragraph-rsid="00337ff2" style:font-style-asian="normal" style:font-weight-asian="normal" style:font-style-complex="normal" style:font-weight-complex="normal"/>
    </style:style>
    <style:style style:name="P29" style:family="paragraph" style:parent-style-name="Standard">
      <style:paragraph-properties fo:margin-left="2.501cm" fo:margin-right="0cm" fo:text-align="justify" style:justify-single-word="false" fo:text-indent="0cm" style:auto-text-indent="false"/>
      <style:text-properties fo:font-style="normal" officeooo:paragraph-rsid="00337ff2" style:font-style-asian="normal" style:font-style-complex="normal"/>
    </style:style>
    <style:style style:name="P30" style:family="paragraph" style:parent-style-name="Standard">
      <style:paragraph-properties fo:margin-left="2.501cm" fo:margin-right="0cm" fo:text-align="justify" style:justify-single-word="false" fo:text-indent="1.249cm" style:auto-text-indent="false"/>
      <style:text-properties fo:font-style="italic" fo:font-weight="normal" officeooo:paragraph-rsid="00337ff2" style:font-style-asian="italic" style:font-weight-asian="normal" style:font-style-complex="normal" style:font-weight-complex="normal"/>
    </style:style>
    <style:style style:name="P31" style:family="paragraph" style:parent-style-name="Standard">
      <style:paragraph-properties fo:margin-left="1.251cm" fo:margin-right="0cm" fo:text-align="justify" style:justify-single-word="false" fo:text-indent="0cm" style:auto-text-indent="false"/>
      <style:text-properties fo:font-style="normal" fo:font-weight="normal" officeooo:paragraph-rsid="00337ff2" style:font-style-asian="normal" style:font-weight-asian="normal" style:font-style-complex="normal" style:font-weight-complex="normal"/>
    </style:style>
    <style:style style:name="P32" style:family="paragraph" style:parent-style-name="Standard">
      <style:paragraph-properties fo:margin-left="1.251cm" fo:margin-right="0cm" fo:text-align="justify" style:justify-single-word="false" fo:text-indent="0cm" style:auto-text-indent="false"/>
      <style:text-properties fo:font-style="italic" fo:font-weight="normal" officeooo:paragraph-rsid="00337ff2" style:font-style-asian="italic" style:font-weight-asian="normal" style:font-style-complex="italic" style:font-weight-complex="normal"/>
    </style:style>
    <style:style style:name="P33" style:family="paragraph" style:parent-style-name="Standard">
      <style:paragraph-properties fo:margin-left="1.251cm" fo:margin-right="0cm" fo:text-align="justify" style:justify-single-word="false" fo:text-indent="0cm" style:auto-text-indent="false"/>
      <style:text-properties fo:font-style="italic" fo:font-weight="normal" officeooo:rsid="003123db" officeooo:paragraph-rsid="00337ff2" style:font-style-asian="italic" style:font-weight-asian="normal" style:font-style-complex="italic" style:font-weight-complex="normal"/>
    </style:style>
    <style:style style:name="P34" style:family="paragraph" style:parent-style-name="Standard">
      <style:paragraph-properties fo:margin-left="0cm" fo:margin-right="0cm" fo:text-align="justify" style:justify-single-word="false" fo:text-indent="0cm" style:auto-text-indent="false"/>
      <style:text-properties fo:font-style="italic" fo:font-weight="normal" officeooo:paragraph-rsid="00337ff2" style:font-style-asian="italic" style:font-weight-asian="normal" style:font-style-complex="italic" style:font-weight-complex="normal"/>
    </style:style>
    <style:style style:name="P35" style:family="paragraph" style:parent-style-name="Standard">
      <style:paragraph-properties fo:margin-left="0cm" fo:margin-right="0cm" fo:text-align="justify" style:justify-single-word="false" fo:text-indent="0cm" style:auto-text-indent="false"/>
      <style:text-properties fo:font-style="italic" fo:font-weight="normal" officeooo:paragraph-rsid="00337ff2" style:font-style-asian="italic" style:font-weight-asian="normal" style:font-style-complex="normal" style:font-weight-complex="normal"/>
    </style:style>
    <style:style style:name="P36" style:family="paragraph" style:parent-style-name="HCuentoCorto" style:master-page-name="First_20_Page">
      <style:paragraph-properties style:page-number="auto" fo:break-before="page"/>
      <style:text-properties officeooo:rsid="00257ba1" officeooo:paragraph-rsid="00257ba1"/>
    </style:style>
    <style:style style:name="P37" style:family="paragraph" style:parent-style-name="HNormalTimes_20_Car_20_Car_20_Car_20_Car_20_Car_20_Car_20_Car" style:list-style-name="L2">
      <style:text-properties officeooo:paragraph-rsid="00337ff2"/>
    </style:style>
    <style:style style:name="P38" style:family="paragraph" style:parent-style-name="HNormalTimes_20_Car_20_Car_20_Car_20_Car_20_Car_20_Car_20_Car" style:list-style-name="L2">
      <style:text-properties fo:font-style="normal" fo:font-weight="normal" officeooo:paragraph-rsid="00337ff2" style:font-style-asian="normal" style:font-weight-asian="normal" style:font-style-complex="normal" style:font-weight-complex="normal"/>
    </style:style>
    <style:style style:name="P39" style:family="paragraph" style:parent-style-name="HNormalTimes_20_Car_20_Car_20_Car_20_Car_20_Car_20_Car_20_Car" style:list-style-name="L3">
      <style:text-properties fo:font-style="normal" officeooo:paragraph-rsid="00337ff2" style:font-style-asian="normal" style:font-style-complex="normal"/>
    </style:style>
    <style:style style:name="P40" style:family="paragraph" style:parent-style-name="HNormalTimes_20_Car_20_Car_20_Car_20_Car_20_Car_20_Car_20_Car">
      <style:text-properties fo:font-style="normal" fo:font-weight="bold" officeooo:rsid="00330b2c" officeooo:paragraph-rsid="00330b2c" style:font-style-asian="normal" style:font-weight-asian="bold" style:font-style-complex="normal" style:font-weight-complex="bold"/>
    </style:style>
    <style:style style:name="P41" style:family="paragraph" style:parent-style-name="HNormalTimes_20_Car_20_Car_20_Car_20_Car_20_Car_20_Car_20_Car" style:list-style-name="L3">
      <style:text-properties officeooo:paragraph-rsid="00337ff2"/>
    </style:style>
    <style:style style:name="P42" style:family="paragraph" style:parent-style-name="HNormalTimes_20_Car_20_Car_20_Car_20_Car_20_Car_20_Car_20_Car" style:list-style-name="L4">
      <style:text-properties officeooo:paragraph-rsid="00337ff2"/>
    </style:style>
    <style:style style:name="P43" style:family="paragraph" style:parent-style-name="HNormalTimes_20_Car_20_Car_20_Car_20_Car_20_Car_20_Car_20_Car" style:list-style-name="L5">
      <style:text-properties officeooo:paragraph-rsid="00337ff2"/>
    </style:style>
    <style:style style:name="P44" style:family="paragraph" style:parent-style-name="HNormalTimes_20_Car_20_Car_20_Car_20_Car_20_Car_20_Car_20_Car" style:list-style-name="L6">
      <style:text-properties officeooo:paragraph-rsid="00337ff2"/>
    </style:style>
    <style:style style:name="P45" style:family="paragraph" style:parent-style-name="HNormalTimes_20_Car_20_Car_20_Car_20_Car_20_Car_20_Car_20_Car" style:list-style-name="L7">
      <style:text-properties officeooo:paragraph-rsid="00337ff2"/>
    </style:style>
    <style:style style:name="P46" style:family="paragraph" style:parent-style-name="HNormalTimes_20_Car_20_Car_20_Car_20_Car_20_Car_20_Car_20_Car" style:list-style-name="L8">
      <style:text-properties officeooo:paragraph-rsid="00337ff2"/>
    </style:style>
    <style:style style:name="P47" style:family="paragraph" style:parent-style-name="HNormalTimes_20_Car_20_Car_20_Car_20_Car_20_Car_20_Car_20_Car" style:list-style-name="L9">
      <style:text-properties officeooo:paragraph-rsid="00337ff2"/>
    </style:style>
    <style:style style:name="P48" style:family="paragraph" style:parent-style-name="HNormalTimes_20_Car_20_Car_20_Car_20_Car_20_Car_20_Car_20_Car" style:list-style-name="L10">
      <style:text-properties officeooo:paragraph-rsid="00337ff2"/>
    </style:style>
    <style:style style:name="P49" style:family="paragraph" style:parent-style-name="HNormalTimes_20_Car_20_Car_20_Car_20_Car_20_Car_20_Car_20_Car" style:list-style-name="L11">
      <style:text-properties officeooo:paragraph-rsid="00337ff2"/>
    </style:style>
    <style:style style:name="P50" style:family="paragraph" style:parent-style-name="HNormalTimes_20_Car_20_Car_20_Car_20_Car_20_Car_20_Car_20_Car" style:list-style-name="L12">
      <style:text-properties officeooo:paragraph-rsid="00337ff2"/>
    </style:style>
    <style:style style:name="P51" style:family="paragraph" style:parent-style-name="HNormalTimes_20_Car_20_Car_20_Car_20_Car_20_Car_20_Car_20_Car" style:list-style-name="L12">
      <style:text-properties fo:font-style="italic" fo:font-weight="normal" officeooo:paragraph-rsid="00337ff2" style:font-style-asian="italic" style:font-weight-asian="normal" style:font-style-complex="italic" style:font-weight-complex="normal"/>
    </style:style>
    <style:style style:name="P52" style:family="paragraph" style:parent-style-name="HNormalTimes_20_Car_20_Car_20_Car_20_Car_20_Car_20_Car_20_Car">
      <style:text-properties fo:font-style="italic" officeooo:rsid="003123db" style:font-style-asian="italic" style:font-style-complex="italic"/>
    </style:style>
    <style:style style:name="P53" style:family="paragraph" style:parent-style-name="HNormalTimes_20_Car_20_Car_20_Car_20_Car_20_Car_20_Car_20_Car" style:list-style-name="L13">
      <style:text-properties officeooo:paragraph-rsid="00337ff2"/>
    </style:style>
    <style:style style:name="P54" style:family="paragraph" style:parent-style-name="HNormalTimes_20_Car_20_Car_20_Car_20_Car_20_Car_20_Car_20_Car" style:list-style-name="L14">
      <style:text-properties officeooo:paragraph-rsid="00337ff2"/>
    </style:style>
    <style:style style:name="P55" style:family="paragraph" style:parent-style-name="HNormalTimes_20_Car_20_Car_20_Car_20_Car_20_Car_20_Car_20_Car" style:list-style-name="L15">
      <style:text-properties officeooo:paragraph-rsid="00337ff2"/>
    </style:style>
    <style:style style:name="P56" style:family="paragraph" style:parent-style-name="HNormalTimes_20_Car_20_Car_20_Car_20_Car_20_Car_20_Car_20_Car" style:list-style-name="L16">
      <style:text-properties officeooo:paragraph-rsid="00337ff2"/>
    </style:style>
    <style:style style:name="P57" style:family="paragraph" style:parent-style-name="HNormalTimes_20_Car_20_Car_20_Car_20_Car_20_Car_20_Car_20_Car" style:list-style-name="L17">
      <style:text-properties officeooo:paragraph-rsid="00337ff2"/>
    </style:style>
    <style:style style:name="P58" style:family="paragraph" style:parent-style-name="HNormalTimes_20_Car_20_Car_20_Car_20_Car_20_Car_20_Car_20_Car">
      <style:paragraph-properties fo:text-align="center" style:justify-single-word="false"/>
    </style:style>
    <style:style style:name="P59" style:family="paragraph" style:parent-style-name="HNormalTimes_20_Car_20_Car_20_Car_20_Car_20_Car_20_Car_20_Car" style:list-style-name="L17">
      <style:paragraph-properties fo:margin-left="1.251cm" fo:margin-right="0cm" fo:text-align="justify" style:justify-single-word="false" fo:text-indent="-0.635cm" style:auto-text-indent="false"/>
      <style:text-properties fo:font-style="normal" style:text-underline-style="none" fo:font-weight="normal" officeooo:paragraph-rsid="00337ff2" style:font-style-asian="normal" style:font-weight-asian="normal" style:font-style-complex="normal" style:font-weight-complex="normal"/>
    </style:style>
    <style:style style:name="P60" style:family="paragraph" style:parent-style-name="HNormalTimes_20_Car_20_Car_20_Car_20_Car_20_Car_20_Car_20_Car" style:master-page-name="Standard">
      <style:paragraph-properties style:page-number="auto" fo:break-before="page"/>
      <style:text-properties fo:font-weight="bold" officeooo:rsid="00330b2c" officeooo:paragraph-rsid="00330b2c" style:font-weight-asian="bold" style:font-weight-complex="bold"/>
    </style:style>
    <style:style style:name="P61" style:family="paragraph" style:parent-style-name="HNormalTimes_20_Car_20_Car_20_Car_20_Car_20_Car_20_Car_20_Car">
      <style:paragraph-properties fo:break-before="page"/>
      <style:text-properties fo:font-style="normal" fo:font-weight="bold" officeooo:rsid="00330b2c" officeooo:paragraph-rsid="00330b2c" style:font-style-asian="normal" style:font-weight-asian="bold" style:font-style-complex="normal" style:font-weight-complex="bold"/>
    </style:style>
    <style:style style:name="P62" style:family="paragraph" style:parent-style-name="Header">
      <style:text-properties fo:font-size="10pt" fo:font-style="italic" officeooo:paragraph-rsid="0034c16e" style:font-size-asian="10pt" style:font-style-asian="italic" style:font-size-complex="10pt" style:font-style-complex="italic"/>
    </style:style>
    <style:style style:name="P63"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officeooo:rsid="003123db"/>
    </style:style>
    <style:style style:name="T2" style:family="text">
      <style:text-properties officeooo:rsid="00213930"/>
    </style:style>
    <style:style style:name="T3" style:family="text">
      <style:text-properties fo:font-size="12pt" style:font-size-asian="12pt" style:font-size-complex="12pt"/>
    </style:style>
    <style:style style:name="T4" style:family="text">
      <style:text-properties officeooo:rsid="001f9a1f"/>
    </style:style>
    <style:style style:name="T5" style:family="text">
      <style:text-properties fo:font-style="normal" style:font-style-asian="normal" style:font-style-complex="normal"/>
    </style:style>
    <style:style style:name="T6" style:family="text">
      <style:text-properties fo:font-style="normal" officeooo:rsid="00213930" style:font-style-asian="normal" style:font-style-complex="normal"/>
    </style:style>
    <style:style style:name="T7" style:family="text">
      <style:text-properties fo:font-style="normal" officeooo:rsid="00309abe" style:font-style-asian="normal" style:font-style-complex="normal"/>
    </style:style>
    <style:style style:name="T8" style:family="text">
      <style:text-properties fo:font-style="normal" officeooo:rsid="003123db"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normal" officeooo:rsid="002c84ef" style:font-style-asian="normal" style:font-weight-asian="normal" style:font-style-complex="normal" style:font-weight-complex="normal"/>
    </style:style>
    <style:style style:name="T11" style:family="text">
      <style:text-properties fo:font-style="normal" fo:font-weight="bold" style:font-style-asian="normal" style:font-weight-asian="bold" style:font-style-complex="normal" style:font-weight-complex="normal"/>
    </style:style>
    <style:style style:name="T12" style:family="text">
      <style:text-properties fo:font-style="normal" style:text-underline-style="none" fo:font-weight="normal" style:font-style-asian="normal" style:font-weight-asian="normal" style:font-style-complex="normal" style:font-weight-complex="normal"/>
    </style:style>
    <style:style style:name="T13" style:family="text">
      <style:text-properties style:font-name="Times New Roman2" officeooo:rsid="00257ba1"/>
    </style:style>
    <style:style style:name="T14" style:family="text">
      <style:text-properties style:font-name="Times New Roman2" fo:font-style="normal" style:font-name-asian="Times New Roman2" style:font-style-asian="normal" style:font-name-complex="Times New Roman2" style:font-style-complex="normal"/>
    </style:style>
    <style:style style:name="T15" style:family="text">
      <style:text-properties style:font-name="Times New Roman" officeooo:rsid="00257ba1"/>
    </style:style>
    <style:style style:name="T16" style:family="text">
      <style:text-properties style:font-name="Times New Roman" officeooo:rsid="0027bf90"/>
    </style:style>
    <style:style style:name="T17" style:family="text">
      <style:text-properties style:font-name="Times New Roman" officeooo:rsid="0029bc59"/>
    </style:style>
    <style:style style:name="T18" style:family="text">
      <style:text-properties style:font-name="Times New Roman" officeooo:rsid="0034c16e"/>
    </style:style>
    <style:style style:name="T19" style:family="text">
      <style:text-properties style:font-name="Times New Roman" style:font-name-asian="Times New Roman" style:font-name-complex="Times New Roman"/>
    </style:style>
    <style:style style:name="T20" style:family="text">
      <style:text-properties style:font-name="Times New Roman" fo:font-style="normal" style:font-style-asian="normal" style:font-style-complex="normal"/>
    </style:style>
    <style:style style:name="T21" style:family="text">
      <style:text-properties style:font-name="Times New Roman" fo:font-style="italic" style:font-style-asian="italic" style:font-style-complex="italic"/>
    </style:style>
    <style:style style:name="T22" style:family="text">
      <style:text-properties fo:font-style="italic" style:font-style-asian="italic"/>
    </style:style>
    <style:style style:name="T23" style:family="text">
      <style:text-properties fo:font-style="italic" style:font-style-asian="italic" style:font-style-complex="italic"/>
    </style:style>
    <style:style style:name="T24" style:family="text">
      <style:text-properties fo:font-style="italic" officeooo:rsid="00309abe" style:font-style-asian="italic" style:font-style-complex="italic"/>
    </style:style>
    <style:style style:name="T25" style:family="text">
      <style:text-properties fo:font-style="italic" officeooo:rsid="003123db" style:font-style-asian="italic" style:font-style-complex="italic"/>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font-style="italic" fo:font-weight="normal" style:font-style-asian="italic" style:font-weight-asian="normal" style:font-style-complex="normal" style:font-weight-complex="normal"/>
    </style:style>
    <style:style style:name="T28" style:family="text">
      <style:text-properties fo:font-style="italic" fo:font-weight="bold" style:font-style-asian="italic" style:font-weight-asian="bold" style:font-style-complex="normal" style:font-weight-complex="normal"/>
    </style:style>
    <style:style style:name="T29" style:family="text">
      <style:text-properties fo:font-style="italic" style:text-underline-style="none" fo:font-weight="normal" style:font-style-asian="italic" style:font-weight-asian="normal" style:font-style-complex="italic" style:font-weight-complex="normal"/>
    </style:style>
    <style:style style:name="T30" style:family="text">
      <style:text-properties fo:font-weight="normal" style:font-weight-asian="normal" style:font-weight-complex="normal"/>
    </style:style>
    <style:style style:name="T31" style:family="text">
      <style:text-properties officeooo:rsid="002abd2a"/>
    </style:style>
    <style:style style:name="T32" style:family="text">
      <style:text-properties fo:font-weight="bold" style:font-weight-asian="bold" style:font-weight-complex="bold"/>
    </style:style>
    <style:style style:name="T33" style:family="text">
      <style:text-properties fo:font-weight="bold" officeooo:rsid="002c84ef" style:font-weight-asian="bold" style:font-weight-complex="bold"/>
    </style:style>
    <style:style style:name="T34" style:family="text">
      <style:text-properties fo:font-weight="bold" officeooo:rsid="0034c16e" style:font-weight-asian="bold" style:font-weight-complex="bold"/>
    </style:style>
    <style:style style:name="T35" style:family="text">
      <style:text-properties style:use-window-font-color="true" fo:font-size="12pt" fo:language="es" fo:country="ES" fo:font-style="italic" fo:font-weight="normal" style:font-name-asian="Times New Roman" style:font-size-asian="12pt" style:font-style-asian="italic" style:font-weight-asian="normal" style:font-name-complex="Times New Roman" style:font-size-complex="12pt" style:language-complex="ar" style:country-complex="SA" style:font-style-complex="italic" style:font-weight-complex="normal"/>
    </style:style>
    <style:style style:name="T36" style:family="text">
      <style:text-properties style:use-window-font-color="true" fo:font-size="12pt" fo:language="es" fo:country="ES" fo:font-style="normal" fo:font-weight="normal"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T37" style:family="text">
      <style:text-properties officeooo:rsid="002d4cbb"/>
    </style:style>
    <style:style style:name="T38" style:family="text">
      <style:text-properties style:font-name="Arial1" fo:font-style="normal" fo:font-weight="normal" style:font-style-asian="normal" style:font-weight-asian="normal" style:font-name-complex="Arial1" style:font-style-complex="normal" style:font-weight-complex="normal"/>
    </style:style>
    <style:style style:name="T39" style:family="text">
      <style:text-properties style:font-name="Arial1" fo:font-style="italic" fo:font-weight="normal" style:font-style-asian="italic" style:font-weight-asian="normal" style:font-name-complex="Arial1" style:font-style-complex="italic" style:font-weight-complex="normal"/>
    </style:style>
    <style:style style:name="T40" style:family="text">
      <style:text-properties style:font-name="Arial1" fo:font-style="italic" fo:font-weight="normal" officeooo:rsid="00330b2c" style:font-style-asian="italic" style:font-weight-asian="normal" style:font-name-complex="Arial1" style:font-style-complex="italic" style:font-weight-complex="normal"/>
    </style:style>
    <style:style style:name="T41" style:family="text">
      <style:text-properties style:font-name="Arial1" fo:font-weight="normal" officeooo:rsid="00330b2c" style:font-weight-asian="normal" style:font-name-complex="Arial1" style:font-weight-complex="normal"/>
    </style:style>
    <style:style style:name="T42" style:family="text">
      <style:text-properties style:font-name="Arial1" fo:font-size="12pt" fo:font-style="normal" fo:font-weight="normal" style:font-size-asian="12pt" style:font-style-asian="normal" style:font-weight-asian="normal" style:font-name-complex="Arial1" style:font-size-complex="12pt" style:font-style-complex="normal" style:font-weight-complex="normal"/>
    </style:style>
    <style:style style:name="T43" style:family="text">
      <style:text-properties style:font-name="Arial1" fo:font-size="12pt" fo:font-style="italic" fo:font-weight="normal" style:font-size-asian="12pt" style:font-style-asian="italic" style:font-weight-asian="normal" style:font-name-complex="Arial1" style:font-size-complex="12pt" style:font-style-complex="italic" style:font-weight-complex="normal"/>
    </style:style>
    <style:style style:name="T44" style:family="text">
      <style:text-properties style:font-name="Arial1" fo:font-size="12pt" fo:font-weight="normal" style:font-size-asian="12pt" style:font-weight-asian="normal" style:font-name-complex="Arial1" style:font-size-complex="12pt" style:font-weight-complex="normal"/>
    </style:style>
    <style:style style:name="T45" style:family="text">
      <style:text-properties style:text-underline-style="none" fo:font-weight="normal" style:font-weight-asian="normal" style:font-weight-complex="normal"/>
    </style:style>
    <style:style style:name="T46" style:family="text">
      <style:text-properties officeooo:rsid="0034c16e"/>
    </style:style>
    <style:style style:name="T47" style:family="text">
      <style:text-properties fo:background-color="transparent"/>
    </style:style>
    <style:style style:name="T48" style:family="text">
      <style:text-properties officeooo:rsid="00364ca9"/>
    </style:style>
    <style:style style:name="T49" style:family="text">
      <style:text-properties style:use-window-font-color="true" style:text-outline="false" style:text-line-through-style="none" style:text-position="0% 100%" style:font-name="DejaVu Sans"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span text:style-name="T32">Un día de vejez<text:line-break/></text:span><text:span text:style-name="T34">de Jean-Marie Le Clézio</text:span></text:p>
      <text:p text:style-name="HNormalTimes_20_Car_20_Car_20_Car_20_Car_20_Car_20_Car_20_Car"/>
      <text:p text:style-name="HNormalTimes_20_Car_20_Car_20_Car_20_Car_20_Car_20_Car_20_Car"/>
      <text:p text:style-name="HNormalTimes_20_Car_20_Car_20_Car_20_Car_20_Car_20_Car_20_Car">El campo estaba bastante tranquilo en esa mañana fría, mal iluminada por el sol. Era un suburbio de villas bajas, calles pobres, sin tiendas, con el pavimento desgarrado por parcelas. Si hubiera habido por ahí una colina desde donde contemplar el paisaje, se habría divisado un lugar apagado y gris, insignificante, salpicado de árboles polvorientos, de jardines descascarados, de casas sucias. Riachuelos, que bien podrían ser de aguas negras, atravesaban los solares de tierra en todos sentidos. Al sur comenzaba la ciudad, con sus altos edificios blancos y esa especie de avenidas rectas sin duda. Al norte, el campo pelón. El aquí estaba entre los dos, en este parque desyerbado, maltratado, habitado por hombres que no se veían. <text:s text:c="2"/></text:p>
      <text:p text:style-name="HNormalTimes_20_Car_20_Car_20_Car_20_Car_20_Car_20_Car_20_Car">Las callejuelas atravesaban las propiedades, bordeaban los viejos muros empedrados, se juntaban formando cruceros tristes donde jugaban uno o dos niños, de repente un perro. Aquí y allá, en los jardines, crecían una especie de mimosas sin flores, matas pimenteras, arbustos irreconocibles. Venido de quién sabe dónde, se escuchaba un grito agudo, inhumano, sin duda proferido por un loro encadenado. Sobre un suelo polvoroso, donde el frío de la noche se había instalado con sus cristales, los bichos se abrían paso difícilmente. En los intersticios de la roca, encima de las cocheras, las <text:soft-page-break/>salamandras dormían. Había capullos por doquier, y el más mínimo agujero era ocupado por bolas de nieve opacas, que habían retenido las gotas del rocío. A lo lejos, del otro lado del suburbio, el ruido de un tren llegaba lentamente, se alejaba, se acercaba, desaparecía por completo, luego volvía a aparecer desde el fondo de los huecos entre las casas. De vez en cuando, los hombres partían al trabajo montados en sus velomotores.</text:p>
      <text:p text:style-name="HNormalTimes_20_Car_20_Car_20_Car_20_Car_20_Car_20_Car_20_Car">La gente se agitaba en sus domicilios; las <text:span text:style-name="T30">radios </text:span>berreaban frente a las ventanas abiertas. El continuo gemido de una aspiradora se dispersaba en el aire. Deslizándose tras las nubes, el sol ascendía hacia el cielo. Si lograra alcanzar su cenit, resonaría la sirena del mediodía, se cargarían de platos las mesas de las cocinas, y los hombres regresarían del trabajo para comer. Los troncos de los árboles crujirían de calor, las arañas treparían de regreso a sus guaridas, los gatos flacos vendrían a rondar por los jardines buscando huesos o restos de fruta. Era sencilla la vida en aquel tiempo, tranquila, discreta. No había gritos de guerra, no había estrépitos ni asesinatos. Uno se podía quedar por horas sin moverse, a media calle, observando una hierba crecer. La tierra parecía un parque y el tiempo era una miniatura: pálidas cuadrículas de polvo y calor, avances imperceptible de caracol. Olores dulces, fogatas por doquier, y la extensión maravillosa de capas color malva en lontananza. <text:s/></text:p>
      <text:p text:style-name="HNormalTimes_20_Car_20_Car_20_Car_20_Car_20_Car_20_Car_20_Car">Nada que temer, la tierra no era de los tigres ni de los lobos; pertenecía aún a los ratones, a los moscos, a las lagartijas que se paseaban por ahí todo el tiempo, saltando de un escondite a otro, comiendo de noche. Minúsculo pueblo de roedores color de arena, los gestos rápidos, el corazón diminuto batiendo hasta quebrarse.</text:p>
      <text:p text:style-name="HNormalTimes_20_Car_20_Car_20_Car_20_Car_20_Car_20_Car_20_Car"/>
      <text:p text:style-name="HNormalTimes_20_Car_20_Car_20_Car_20_Car_20_Car_20_Car_20_Car"/>
      <text:p text:style-name="HNormalTimes_20_Car_20_Car_20_Car_20_Car_20_Car_20_Car_20_Car">En una cocina de tapiz plastificado, un joven está sentado en el borde de un taburete. Frente a él, del otro lado de la mesa de madera blanca, había una vieja sentada en un sillón de mimbre. Inmóvil, su pecho respiraba lenta, difícilmente bajo el delantal de <text:soft-page-break/>colores marchitos. La piel de su rostro era blanca, enmarcada por mechas de cabellos grises. Un poco de sangre se escapaba a lo largo del surco de una arruga, a la izquierda de su boca. Los ojos turbios, inmóviles dentro los párpados entreabiertos, no observaban nada. Bajo las manos secas, largas, trabajadas por los años, se dejaban ver las venas, serpenteando en medio de los huesos como raíces. Para quien la hubiera visto así no cabría la menor duda, la vieja se estaba muriendo. La vida se le escapaba desde hacia horas, suave, dulcemente, abandonando una a una cada una de sus células, no dejando en su lugar nada más que vacío. <text:s/></text:p>
      <text:p text:style-name="HNormalTimes_20_Car_20_Car_20_Car_20_Car_20_Car_20_Car_20_Car"/>
      <text:p text:style-name="HNormalTimes_20_Car_20_Car_20_Car_20_Car_20_Car_20_Car_20_Car"><text:s/></text:p>
      <text:p text:style-name="HNormalTimes_20_Car_20_Car_20_Car_20_Car_20_Car_20_Car_20_Car">El joven José había entrado en la casa una hora antes, con una bolsa de mandado. La había encontrado medio inconsciente, acostada en el suelo de la cocina. Con mucho esfuerzo, había levantado el fardo fláccido hasta el sillón y le había hablado. Ella había recuperado el conocimiento y, cosa extraña, el miedo la había asaltado. Se había puesto a temblar, creyendo en su extravío que José la estaba golpeando. Ella lo había amenazado con pedir auxilio si el no se iba de inmediato. Luego le había suplicado que fuera a buscar a un médico, una enfermera, un cura, una vecina, en fin a quien fuera porque pensaba que se había fracturado el cráneo. Así había hablado y temblado durante una buena media hora; luego, fatigada, se había callado. Sus movimientos eran cada vez más raros, sus ojos se habían ahogado en una suerte de bruma lacrimosa y su boca, ligeramente abierta junto al hilo de sangre, no pronunciaba más que palabras confusas. </text:p>
      <text:p text:style-name="HNormalTimes_20_Car_20_Car_20_Car_20_Car_20_Car_20_Car_20_Car">José había observado a la vieja un buen rato, de pie, sin moverse. Su mirada se había posado sobre el rostro atemorizado, lleno de sufrimiento, como si intentara fijarla en una pose fotográfica, imperecedera, bajo la cual se hubiera podido escribir un apellido bonito, limpio y majestuoso, el alma viva de este cuerpo desmayado. </text:p>
      <text:p text:style-name="HNormalTimes_20_Car_20_Car_20_Car_20_Car_20_Car_20_Car_20_Car"/>
      <text:p text:style-name="HNormalTimes_20_Car_20_Car_20_Car_20_Car_20_Car_20_Car_20_Car"><text:soft-page-break/>Señorita María VANONI</text:p>
      <text:p text:style-name="HNormalTimes_20_Car_20_Car_20_Car_20_Car_20_Car_20_Car_20_Car"><text:s text:c="2"/></text:p>
      <text:p text:style-name="HNormalTimes_20_Car_20_Car_20_Car_20_Car_20_Car_20_Car_20_Car">Se sentó en el taburete de la cocina, frente a ella; con voz incierta le hizo algunas preguntas. Le hablaba con dulzura, le preguntaba si le dolía, si tenía sed, si quería un vaso de agua. Ella había asentido con la cabeza, y José le había traído un gran vaso de agua, que él mismo había colocado delicadamente contra su boca para que bebiera. Después había sacado el mandado de la bolsa y había acomodado las provisiones sobre la mesa. Había: una lata de chícharos medianos; tres huevos; 200 gramos de queso <text:span text:style-name="T23">Gruyère</text:span>; tres jitomates &amp; diversas legumbres; un rollo de papel higiénico; una caja de pinzas para tender. </text:p>
      <text:p text:style-name="HNormalTimes_20_Car_20_Car_20_Car_20_Car_20_Car_20_Car_20_Car">Ahora José estaba sentado sobre el taburete, de cara a la vieja, observándola con todas sus fuerzas. Miraba con avidez los ojos claros perdidos a lo lejos, la boca medio sonriente, las mejillas cruzadas de arrugas, tan finas que se necesitarían meses para contarlas una por una. El cuerpo pesado, inmóvil, casi un mueble bajo la tela ennegrecida del delantal. Las piernas como columnas, los pies sumergidos en una masa incoherente de calcetines, pantuflas de lana y medias para <text:span text:style-name="T47">várices</text:span>. El rostro, acaso hermoso, acaso contrahecho, recargado hacia atrás en el dorso del sillón, como entregándose a la superficie impávida del techo. Un insinuante olor a fósforo emanaba con suavidad del cuerpo de la mujer, instalándose en la atmósfera, envolviendo el cuerpo, protegiéndolo. Por la ventana de la cocina, otros olores provenientes del jardín entraban en la pieza y luchaban contra el perfume de la vieja: olores de tierra y hierba, olores de hojas calcinadas, de viento, de árboles. Querían penetrar la piel, buscaban el punto débil sin apresurarse. Si lo encontraran se habría acabado todo; se instalarían entonces en el cuerpo, lo ocuparían completamente, acabarían con él; cuando emanaran de nuevo ya no provendrían de una mujer, sino de algo parecido a un montón de tierra y ramas secas, abandonadas. </text:p>
      <text:p text:style-name="HNormalTimes_20_Car_20_Car_20_Car_20_Car_20_Car_20_Car_20_Car">José se inclinó sobre el taburete. En voz baja, casi inaudible, dijo: </text:p>
      <text:p text:style-name="HNormalTimes_20_Car_20_Car_20_Car_20_Car_20_Car_20_Car_20_Car"><text:soft-page-break/>–¿Tiene usted... — ¿Tiene usted miedo de la muerte, señorita María?</text:p>
      <text:p text:style-name="HNormalTimes_20_Car_20_Car_20_Car_20_Car_20_Car_20_Car_20_Car">Los ojos glaucos reaccionaron en la ranura de las pupilas. José repitió: </text:p>
      <text:p text:style-name="HNormalTimes_20_Car_20_Car_20_Car_20_Car_20_Car_20_Car_20_Car">–¿Tiene usted miedo de morir?</text:p>
      <text:p text:style-name="HNormalTimes_20_Car_20_Car_20_Car_20_Car_20_Car_20_Car_20_Car">La vieja profirió un gemido. </text:p>
      <text:p text:style-name="HNormalTimes_20_Car_20_Car_20_Car_20_Car_20_Car_20_Car_20_Car">–Sí, sí <text:span text:style-name="T19">— </text:span>Yo voy a morir — Yo. </text:p>
      <text:p text:style-name="HNormalTimes_20_Car_20_Car_20_Car_20_Car_20_Car_20_Car_20_Car">Volvió a temblar. José la consoló.</text:p>
      <text:p text:style-name="HNormalTimes_20_Car_20_Car_20_Car_20_Car_20_Car_20_Car_20_Car">–No, no se preocupe, todo va a salir bien. Voy a buscar al médico. Usted va a estar mejor. Yo la voy a cuidar. ¿Le duele? ¿Quiere un vaso de agua?</text:p>
      <text:p text:style-name="HNormalTimes_20_Car_20_Car_20_Car_20_Car_20_Car_20_Car_20_Car">Ella agitó la cabeza. </text:p>
      <text:p text:style-name="HNormalTimes_20_Car_20_Car_20_Car_20_Car_20_Car_20_Car_20_Car">–Usted debe tener muchos recuerdos, ¿verdad? –dijo José.</text:p>
      <text:p text:style-name="HNormalTimes_20_Car_20_Car_20_Car_20_Car_20_Car_20_Car_20_Car"><text:s/>Sus ojos brillaron un poco. </text:p>
      <text:p text:style-name="HNormalTimes_20_Car_20_Car_20_Car_20_Car_20_Car_20_Car_20_Car">–¿Cuál es su recuerdo más antiguo? Intente llegar hasta su recuerdo más lejano, ¿qué ve usted ahí?</text:p>
      <text:p text:style-name="HNormalTimes_20_Car_20_Car_20_Car_20_Car_20_Car_20_Car_20_Car">María levantó ligeramente la cabeza. </text:p>
      <text:p text:style-name="HNormalTimes_20_Car_20_Car_20_Car_20_Car_20_Car_20_Car_20_Car">–Lo recuerdo todo –murmuró–. No parece tan lejano.</text:p>
      <text:p text:style-name="HNormalTimes_20_Car_20_Car_20_Car_20_Car_20_Car_20_Car_20_Car">–¿Qué edad tenía usted?</text:p>
      <text:p text:style-name="HNormalTimes_20_Car_20_Car_20_Car_20_Car_20_Car_20_Car_20_Car">–No lo sé –dijo María–, cuatro o cinco años quizás. A lo mejor menos. Estaba con mi hermana... en el jardín de la casa... Caía una tormenta terrible, con rayos por todos lados. Mi papá había llegado y nos había dicho: — Entren a la casa — Entren a la casa, si no les va a caer un rayo... — Y el rayo cayó sobre el jardín... Sobre un gran eucalipto al final del jardín. Yo vi una luz blanca. Y algo me derribó. Caí al suelo de un cañonazo, sí, hubo un cañonazo... Tenía miedo.<office:annotation><dc:creator>Jorge Harmodio</dc:creator><dc:date>2010-02-23T06:15:07</dc:date><text:p text:style-name="P63"><text:span text:style-name="T49">DUDAS: Esos pinches guiones que pone Le Clézio... y las mayúsculas después de los puntos suspensivos</text:span></text:p></office:annotation> </text:p>
      <text:p text:style-name="HNormalTimes_20_Car_20_Car_20_Car_20_Car_20_Car_20_Car_20_Car">Ella movió la mano. </text:p>
      <text:p text:style-name="HNormalTimes_20_Car_20_Car_20_Car_20_Car_20_Car_20_Car_20_Car">–Llovía tan fuerte –murmuró. </text:p>
      <text:p text:style-name="HNormalTimes_20_Car_20_Car_20_Car_20_Car_20_Car_20_Car_20_Car">–Debió haber sido espantoso –dijo José. </text:p>
      <text:p text:style-name="HNormalTimes_20_Car_20_Car_20_Car_20_Car_20_Car_20_Car_20_Car">No se dijeron nada más por un instante. Después ella volvió a hablar. </text:p>
      <text:p text:style-name="HNormalTimes_20_Car_20_Car_20_Car_20_Car_20_Car_20_Car_20_Car">–Mi hermana también murió... Hace diez años... Ya.</text:p>
      <text:p text:style-name="HNormalTimes_20_Car_20_Car_20_Car_20_Car_20_Car_20_Car_20_Car"><text:soft-page-break/>–¿Ella era más grande que usted?</text:p>
      <text:p text:style-name="HNormalTimes_20_Car_20_Car_20_Car_20_Car_20_Car_20_Car_20_Car">–No... Yo era la mayor. </text:p>
      <text:p text:style-name="HNormalTimes_20_Car_20_Car_20_Car_20_Car_20_Car_20_Car_20_Car">–¿Cómo se llamaba ella?</text:p>
      <text:p text:style-name="HNormalTimes_20_Car_20_Car_20_Car_20_Car_20_Car_20_Car_20_Car">–¿Mi hermana? Ida... Se fue a vivir a Italia más tarde... A Verona. <text:s/></text:p>
      <text:p text:style-name="HNormalTimes_20_Car_20_Car_20_Car_20_Car_20_Car_20_Car_20_Car"><text:s/>Suspiró. </text:p>
      <text:p text:style-name="HNormalTimes_20_Car_20_Car_20_Car_20_Car_20_Car_20_Car_20_Car">–Ahora me toca a mí. </text:p>
      <text:p text:style-name="HNormalTimes_20_Car_20_Car_20_Car_20_Car_20_Car_20_Car_20_Car">José intentó tranquilizarla otra vez. </text:p>
      <text:p text:style-name="HNormalTimes_20_Car_20_Car_20_Car_20_Car_20_Car_20_Car_20_Car">–No, no se preocupe, se va a poner bien, usted — </text:p>
      <text:p text:style-name="HNormalTimes_20_Car_20_Car_20_Car_20_Car_20_Car_20_Car_20_Car">Pero ella lo interrumpió, casi con vehemencia.</text:p>
      <text:p text:style-name="HNormalTimes_20_Car_20_Car_20_Car_20_Car_20_Car_20_Car_20_Car">–No, no es cierto — No es cierto, ahora sé que me voy a morir. No hay nada que hacer, es mi hora, lo sé. </text:p>
      <text:p text:style-name="HNormalTimes_20_Car_20_Car_20_Car_20_Car_20_Car_20_Car_20_Car">Se enderezó un poco más la cabeza, las mechas grisáceas caían sobre su frente y la sangre emanaba de su boca. </text:p>
      <text:p text:style-name="HNormalTimes_20_Car_20_Car_20_Car_20_Car_20_Car_20_Car_20_Car">–Tengo miedo –dijo–; tengo miedo y frío...</text:p>
      <text:p text:style-name="HNormalTimes_20_Car_20_Car_20_Car_20_Car_20_Car_20_Car_20_Car">–¿En qué está usted pensando? </text:p>
      <text:p text:style-name="HNormalTimes_20_Car_20_Car_20_Car_20_Car_20_Car_20_Car_20_Car">–Nada... está ahí... frente a mí... sé que tiene que llegar. </text:p>
      <text:p text:style-name="HNormalTimes_20_Car_20_Car_20_Car_20_Car_20_Car_20_Car_20_Car">–¿Le duele?</text:p>
      <text:p text:style-name="HNormalTimes_20_Car_20_Car_20_Car_20_Car_20_Car_20_Car_20_Car">–Sí, sí, me duele. Aquí, la cabeza... Como un animal que me roe... Y en... — en los riñones — En las piernas — Ah. </text:p>
      <text:p text:style-name="HNormalTimes_20_Car_20_Car_20_Car_20_Car_20_Car_20_Car_20_Car">–Intente recordar algo más. Su infancia.</text:p>
      <text:p text:style-name="HNormalTimes_20_Car_20_Car_20_Car_20_Car_20_Car_20_Car_20_Car">–No — No puedo....</text:p>
      <text:p text:style-name="HNormalTimes_20_Car_20_Car_20_Car_20_Car_20_Car_20_Car_20_Car">–Su primer libro de cuentos, sus juguetes. Acuérdese. </text:p>
      <text:p text:style-name="HNormalTimes_20_Car_20_Car_20_Car_20_Car_20_Car_20_Car_20_Car">–Mis juguetes — Sí. </text:p>
      <text:p text:style-name="HNormalTimes_20_Car_20_Car_20_Car_20_Car_20_Car_20_Car_20_Car">–Sí, sus juguetes. ¿Qué juguetes tenía usted? ¿Muñecas?</text:p>
      <text:p text:style-name="HNormalTimes_20_Car_20_Car_20_Car_20_Car_20_Car_20_Car_20_Car">–Había — Una rubia — La llamaba Nani — Y también una morena — La llamaba Sara... </text:p>
      <text:p text:style-name="HNormalTimes_20_Car_20_Car_20_Car_20_Car_20_Car_20_Car_20_Car">–¿Y luego? ¿Qué más?</text:p>
      <text:p text:style-name="HNormalTimes_20_Car_20_Car_20_Car_20_Car_20_Car_20_Car_20_Car"><text:soft-page-break/>–Había — Un gato... Era mi gato, yo me acuerdo... Lo quería mucho... Y luego, cuando se murió... — Lo enterramos — Me acuerdo, se quedó ahí, grabado en la cabeza. Nunca lo pude olvidar. Se quedó en mi cabeza... Grabado para siempre...</text:p>
      <text:p text:style-name="HNormalTimes_20_Car_20_Car_20_Car_20_Car_20_Car_20_Car_20_Car"/>
      <text:p text:style-name="HNormalTimes_20_Car_20_Car_20_Car_20_Car_20_Car_20_Car_20_Car"><text:tab/>HISTORIA DEL GATO BLANCO Y NEGRO</text:p>
      <text:p text:style-name="HNormalTimes_20_Car_20_Car_20_Car_20_Car_20_Car_20_Car_20_Car"/>
      <text:p text:style-name="HNormalTimes_20_Car_20_Car_20_Car_20_Car_20_Car_20_Car_20_Car">Cuando el gato blanco y negro comenzó a morir, la pequeña lo tomó en sus brazos y lo llevó al fondo del jardín. En sus tiempos había sido un gato hermoso, grande y robusto, de pelo reluciente, patas suaves, con una gran cabeza donde brillaban los ojos verdes, los bigotes largos y tiesos y una mancha negra justo encima del hocico. Cuando caminaba por las hierbas altas del jardín, parecía un león o algo por el estilo: potente, musculoso, ágil, verdaderamente temible. Avanzaba en silencio hacia las lagartijas y, de pronto, en un relámpago, surgían las garras de su pata y el saurio caía hecho bola, con la columna vertebral rota. O bien dormía al sol sobre el suelo de la terraza, los dos brazos extendidos al frente y la cabeza alta, hierático, hermoso como una esfinge. Durante el celo, iba a buscar otros gatos lo más lejos posible para pelearse con ellos. A veces regresaba herido del costado de la cabeza y la pequeña lo curaba. Pasaba todo el día acostado sobre la piedra, sin moverse, excepto por la extremidad de su cola blanca y negra, que de vez en cuando se retorcía nerviosa sobre el suelo. Tenía unas almohadillas muy curiosas bajo las patas, y sus colmillos eran tan largos que asomaban por el borde del belfo, como un rictus. A veces, cuando montaba en cólera, el pelo se le erizaba completamente, poco a poco, cabello por cabello. Entonces sus ojos verdes lanzaban relámpagos, las uñas entraban y salían al borde de las patas, y el gato daba vueltas en círculo respirando fuerte, con la cola hecha un látigo sobre sus flancos. Por la noche, el gato salía a rondar en el jardín por varias horas, sin razón aparente. Entonces sus ojos resplandecían en la sombra con un brillo extraño e inquieto, como si algo le subiera con la noche, instintos febriles, viejos de <text:soft-page-break/>varios millones de años, todo el miedo y la crueldad de las bestias salvajes, solas en una naturaleza de presas. Esa noche, antes de morir, el gato profirió dos gritos desgarradores. La pequeña lo llevó en sus brazos hasta el fondo del jardín; se escondió en un antiguo gallinero abandonado y observó al gato. Escuchó los estertores de su respiración, sintió los escalofríos largos que le recorrían la piel. Con el hocico abierto, el gato intentaba morder las manos de la niña. Pero ya era demasiado tarde, los grandes ojos verde fosforescente no veían nada, su nariz no aspiraba ningún olor. El sucio, el viscoso vacío se metía por todos lados, nublando el iris: vencida, la mirada no era más que una caldo. En la bolsa flotante del cuerpo, los órganos, los músculos, el corazón, los pulmones, todo estaba mezclado. La pequeña miraba al gato sin llorar, después lo acariciaba ahí donde le gustaba, detrás de la cabeza, sobre la nuca, en el hueco de los riñones. Sopló dentro de sus orejas. Luego lo acomodó en <text:s/>una gran caja de madera, envuelto en una mascada de seda. Sobre el costado de la caja, contra la cabeza del gato, colocó un crucifijo de marfil, sin duda regalo de alguna madrina. No cerró la caja luego luego, se puso a contemplar el amasijo de pelo arrugado con sus manchas blanco-sucio y negro-sucio. Lo observó con atención para no olvidar nada. Después regresó a su casa y no le dijo nada a nadie. Todos los días regresaba a escondidas al gallinero para levantar la tapa de la caja. Pasados quince días, un olor espeluznante llamó la atención de los padres. No dijeron nada, rociaron la caja de gasolina y le prendieron fuego con un cerillo. </text:p>
      <text:p text:style-name="HNormalTimes_20_Car_20_Car_20_Car_20_Car_20_Car_20_Car_20_Car"><text:s text:c="7"/></text:p>
      <text:p text:style-name="HNormalTimes_20_Car_20_Car_20_Car_20_Car_20_Car_20_Car_20_Car">–<text:span text:style-name="T5">¿Cuántos años tenía?</text:span></text:p>
      <text:p text:style-name="HNormalTimes_20_Car_20_Car_20_Car_20_Car_20_Car_20_Car_20_Car">–Quince años — Era un gato viejo. </text:p>
      <text:p text:style-name="HNormalTimes_20_Car_20_Car_20_Car_20_Car_20_Car_20_Car_20_Car">–Debía haber sido un gato muy bonito....</text:p>
      <text:p text:style-name="HNormalTimes_20_Car_20_Car_20_Car_20_Car_20_Car_20_Car_20_Car">La vieja descansó la cabeza en el respaldo del sillón.</text:p>
      <text:p text:style-name="HNormalTimes_20_Car_20_Car_20_Car_20_Car_20_Car_20_Car_20_Car">–Desde hace tiempo pienso que voy a morir, ¿sabes? <text:s/></text:p>
      <text:p text:style-name="HNormalTimes_20_Car_20_Car_20_Car_20_Car_20_Car_20_Car_20_Car">–Yo también.</text:p>
      <text:p text:style-name="HNormalTimes_20_Car_20_Car_20_Car_20_Car_20_Car_20_Car_20_Car"><text:soft-page-break/>–Oh, no, no es lo mismo... Tú eres muy joven... No lo dice en serio.</text:p>
      <text:p text:style-name="HNormalTimes_20_Car_20_Car_20_Car_20_Car_20_Car_20_Car_20_Car">–Yo —</text:p>
      <text:p text:style-name="HNormalTimes_20_Car_20_Car_20_Car_20_Car_20_Car_20_Car_20_Car">–Seguramente a ti no te da miedo... Mientras que a mí...</text:p>
      <text:p text:style-name="HNormalTimes_20_Car_20_Car_20_Car_20_Car_20_Car_20_Car_20_Car">–¿Por qué tiene miedo?</text:p>
      <text:p text:style-name="HNormalTimes_20_Car_20_Car_20_Car_20_Car_20_Car_20_Car_20_Car">–Porque está aquí cerquita... no hay nada que hacer, ¿me entiendes? Nada — Está en mi, ya siento que viene, despacio, despacito, como si no viniera. </text:p>
      <text:p text:style-name="HNormalTimes_20_Car_20_Car_20_Car_20_Car_20_Car_20_Car_20_Car">Ella cerró los ojos. </text:p>
      <text:p text:style-name="HNormalTimes_20_Car_20_Car_20_Car_20_Car_20_Car_20_Car_20_Car">–Intente olvidar. </text:p>
      <text:p text:style-name="HNormalTimes_20_Car_20_Car_20_Car_20_Car_20_Car_20_Car_20_Car">–¿Olvidar? — Imposible. No puedo. </text:p>
      <text:p text:style-name="HNormalTimes_20_Car_20_Car_20_Car_20_Car_20_Car_20_Car_20_Car">–¿Por qué?</text:p>
      <text:p text:style-name="HNormalTimes_20_Car_20_Car_20_Car_20_Car_20_Car_20_Car_20_Car">–Cuando cierro los ojos, veo cosas — Cosas extrañas. Escalofriantes. Cráneos, veo cráneos... Y diablos que se acercan a mí y me dice... Es tu turno... Es tu turno. </text:p>
      <text:p text:style-name="HNormalTimes_20_Car_20_Car_20_Car_20_Car_20_Car_20_Car_20_Car">–Usted — ¿Usted cree en Dios, verdad?</text:p>
      <text:p text:style-name="HNormalTimes_20_Car_20_Car_20_Car_20_Car_20_Car_20_Car_20_Car">–¿Por qué... por qué me preguntas eso?</text:p>
      <text:p text:style-name="HNormalTimes_20_Car_20_Car_20_Car_20_Car_20_Car_20_Car_20_Car">–Usted cree en la vida eterna, ¿no es así?</text:p>
      <text:p text:style-name="HNormalTimes_20_Car_20_Car_20_Car_20_Car_20_Car_20_Car_20_Car">La vieja levanto la cabeza con mucho esfuerzo. Murmuró: </text:p>
      <text:p text:style-name="HNormalTimes_20_Car_20_Car_20_Car_20_Car_20_Car_20_Car_20_Car">–Sí, sí — Creo en Dios — Pero a veces, cuando tengo miedo, pienso ¿y si nada de eso fuera cierto? ¿Y si no hubiera nada? ¿Nada de nada? Toda esta vida, todo esto... Para nada... Tengo miedo...</text:p>
      <text:p text:style-name="HNormalTimes_20_Car_20_Car_20_Car_20_Car_20_Car_20_Car_20_Car">–¿No tiene confianza?</text:p>
      <text:p text:style-name="HNormalTimes_20_Car_20_Car_20_Car_20_Car_20_Car_20_Car_20_Car">Ella observó a José con cólera: </text:p>
      <text:p text:style-name="HNormalTimes_20_Car_20_Car_20_Car_20_Car_20_Car_20_Car_20_Car">–¡No! ¡No! ¡No tengo confianza! ¡No tengo confianza!</text:p>
      <text:p text:style-name="HNormalTimes_20_Car_20_Car_20_Car_20_Car_20_Car_20_Car_20_Car">Volvió a temblar. </text:p>
      <text:p text:style-name="HNormalTimes_20_Car_20_Car_20_Car_20_Car_20_Car_20_Car_20_Car">–Si tuviera confianza — Si en verdad tuviera confianza, no tendría miedo. Pero siento — Me parece que siento, yo — Yo siento eso. Tengo tanto frío. Es que no hay nada...</text:p>
      <text:p text:style-name="HNormalTimes_20_Car_20_Car_20_Car_20_Car_20_Car_20_Car_20_Car">Intentó sonreír, pero no logró más que una mueca contrahecha. </text:p>
      <text:p text:style-name="HNormalTimes_20_Car_20_Car_20_Car_20_Car_20_Car_20_Car_20_Car">–No soy valiente, ¿verdad?</text:p>
      <text:p text:style-name="HNormalTimes_20_Car_20_Car_20_Car_20_Car_20_Car_20_Car_20_Car"><text:soft-page-break/>José la miró con emoción. </text:p>
      <text:p text:style-name="HNormalTimes_20_Car_20_Car_20_Car_20_Car_20_Car_20_Car_20_Car">–Sí — Usted es muy valiente –dijo. </text:p>
      <text:p text:style-name="HNormalTimes_20_Car_20_Car_20_Car_20_Car_20_Car_20_Car_20_Car">Ella hacía esfuerzos para hablar. </text:p>
      <text:p text:style-name="HNormalTimes_20_Car_20_Car_20_Car_20_Car_20_Car_20_Car_20_Car">–Antes — Yo creía que era fácil morir. Pero es muy difícil. Yo no quiero... No quiero sentirme partir. No quiero no poder respirar más. Debatirme con la muerte... Con ella... Quedarme, yo quiero quedarme. Tengo miedo del dolor. De no poder. </text:p>
      <text:p text:style-name="HNormalTimes_20_Car_20_Car_20_Car_20_Car_20_Car_20_Car_20_Car">Con ojos turbios, ella observó a José.</text:p>
      <text:p text:style-name="HNormalTimes_20_Car_20_Car_20_Car_20_Car_20_Car_20_Car_20_Car"><text:s/>–Como el gato... Me quería morder... Morderme a mí... Por qué — Porque te quedas ahí — Mirándome... Ayúdame. ¡No, vete! ¡Vete ya!</text:p>
      <text:p text:style-name="HNormalTimes_20_Car_20_Car_20_Car_20_Car_20_Car_20_Car_20_Car">Empezó a respirar más fuerte. Se le volteó la cabeza y los ojos se quedaron mirando al techo; cierto sudor humedeció su frente, cerca de las mechas grises, así como el tejido de su vestido, a la altura de los hombros. </text:p>
      <text:p text:style-name="HNormalTimes_20_Car_20_Car_20_Car_20_Car_20_Car_20_Car_20_Car">–Oigo mi corazón... –dijo–; late, late fuerte. No quiero que se detenga. Late tan fuerte. Yo quiero quedarme... Desaparecer no, no, desaparecer no... No debo...</text:p>
      <text:p text:style-name="HNormalTimes_20_Car_20_Car_20_Car_20_Car_20_Car_20_Car_20_Car">–José se levantó y fue a buscar un vaso de agua; después regresó hacia la mujer, que respiraba dolorosamente, y vertió un poco de agua entre sus labios. Ella bebió con avidez. </text:p>
      <text:p text:style-name="HNormalTimes_20_Car_20_Car_20_Car_20_Car_20_Car_20_Car_20_Car">–Está bien... Gracias –murmuró ella.</text:p>
      <text:p text:style-name="HNormalTimes_20_Car_20_Car_20_Car_20_Car_20_Car_20_Car_20_Car">–Cálmese –dijo José. </text:p>
      <text:p text:style-name="HNormalTimes_20_Car_20_Car_20_Car_20_Car_20_Car_20_Car_20_Car">Ella lo miró con cansancio. </text:p>
      <text:p text:style-name="HNormalTimes_20_Car_20_Car_20_Car_20_Car_20_Car_20_Car_20_Car">–¿Por qué te quedas conmigo? –balbució ella. </text:p>
      <text:p text:style-name="HNormalTimes_20_Car_20_Car_20_Car_20_Car_20_Car_20_Car_20_Car">–Usted — ¿Usted quiere que yo me vaya? <text:s/></text:p>
      <text:p text:style-name="HNormalTimes_20_Car_20_Car_20_Car_20_Car_20_Car_20_Car_20_Car">–No, no — Quédese –dijo ella–, creo que ya pasó. Ahora voy a estar mejor. </text:p>
      <text:p text:style-name="HNormalTimes_20_Car_20_Car_20_Car_20_Car_20_Car_20_Car_20_Car">–Descanse. No piense en nada más. <text:s/></text:p>
      <text:p text:style-name="HNormalTimes_20_Car_20_Car_20_Car_20_Car_20_Car_20_Car_20_Car">–Sí... Estoy tan cansada ahora. No puedo más. </text:p>
      <text:p text:style-name="HNormalTimes_20_Car_20_Car_20_Car_20_Car_20_Car_20_Car_20_Car">–Descanse. </text:p>
      <text:p text:style-name="HNormalTimes_20_Car_20_Car_20_Car_20_Car_20_Car_20_Car_20_Car">–Sí, voy a descansar. </text:p>
      <text:p text:style-name="HNormalTimes_20_Car_20_Car_20_Car_20_Car_20_Car_20_Car_20_Car"><text:soft-page-break/>–Duerma, intente dormir. </text:p>
      <text:p text:style-name="HNormalTimes_20_Car_20_Car_20_Car_20_Car_20_Car_20_Car_20_Car">–A lo mejor, sí... lo voy a intentar. </text:p>
      <text:p text:style-name="HNormalTimes_20_Car_20_Car_20_Car_20_Car_20_Car_20_Car_20_Car">Ella cerró los ojos; su respiración había recuperado una cadencia casi normal y su rostro marchito, descompuesto hace un instante, parecía reconstruirse. José fue a la cocina, sin hacer ruido. Miró por la ventana, entre las cortinas de plástico, y vio el gran plano de cielo azul, límpido, sobre el que corrían grandes nubes blancas y grises. <text:span text:style-name="T47">En el jardín, un pájaro piaba. </text:span>Los árboles se levantaban rectos, sus hojas daban vueltas en torno a sí mismas en el viento, como pequeños rehiletes de metal. </text:p>
      <text:p text:style-name="HNormalTimes_20_Car_20_Car_20_Car_20_Car_20_Car_20_Car_20_Car">El joven salió a la terraza, camino un poco sobre los mosaicos del suelo. En un rincón, las hormigas tomaban por asalto un bote de basura lleno. Una escoba estaba apoyada contra el muro, la cabeza al aire; los pelos del cepillo llenos de una suerte de grumos de cabellos y pelusa. José recogió del suelo los dátiles caídos del palmar y los lanzó uno tras otro al jardín. </text:p>
      <text:p text:style-name="HNormalTimes_20_Car_20_Car_20_Car_20_Car_20_Car_20_Car_20_Car">Cuando regresó a la cocina, vio que la vieja aún tenía los ojos cerrados. Se acercó. </text:p>
      <text:p text:style-name="HNormalTimes_20_Car_20_Car_20_Car_20_Car_20_Car_20_Car_20_Car">–¿Duerme usted? <text:s/></text:p>
      <text:p text:style-name="HNormalTimes_20_Car_20_Car_20_Car_20_Car_20_Car_20_Car_20_Car">Ella respondió, sin abrir los párpados. </text:p>
      <text:p text:style-name="HNormalTimes_20_Car_20_Car_20_Car_20_Car_20_Car_20_Car_20_Car">–No. </text:p>
      <text:p text:style-name="HNormalTimes_20_Car_20_Car_20_Car_20_Car_20_Car_20_Car_20_Car">En el cuarto de muros decrépitos color crema, había manchas por doquier; sobre el parqué, en los muebles, sobre la puerta, en el techo. Manchas raras, blancuzcas, con arrugas largas e incoloras. El olor de la muerte impregnaba el lugar. Una calma soberana, que se hacía nudo en la garganta; perfumes contenidos, formas sutiles que habían dejado de husmear el aire para volverse todas contra el cuerpo de la mujer, agobiándolo.</text:p>
      <text:p text:style-name="HNormalTimes_20_Car_20_Car_20_Car_20_Car_20_Car_20_Car_20_Car">Todo sucedía ahí, adentro; no había nada exterior, nada de eso que sobreviene y asombra. Era una fuga continua, la retirada de los órganos y los huesos, un desvanecimiento progresivo, insidioso. José se mantenía de pie frente a la vieja, volteada en el sillón, los ojos cerrados, los labios secos, apretados, débilmente <text:soft-page-break/>agitados por una mueca de succión, como recibiendo golpes profundos, crueles en plena cara, provenientes de todo ese cuerpo abandonado en su delantal. El rostro ancho, lleno de carne y cartílago, la piel lívida encerrándose en su centro, a la manera de una anémona de mar. Las manos, las piernas, el busto abatido, todo parecía aspirado por una boca feroz, por una herida en forma de estrella cuyos labios se apretaran uno contra otro, en un horrible afán de cicatrización. No había más que esta boca, este ano retractándose, replegándose, piel de serpiente vieja ahogándose en ella misma, tragándose sin asco. Había que imitarla sin duda; vivir en el interior, hundir la cabeza dentro del cuerpo, nutrirse de su propia carne, consumirse total, criminalmente, hasta el olvido. Entonces, cuando el tiempo se vaciara de sus drogas, se percibiría el llano oscuro, comedor reluciente y cierto de agujeros, donde las palabras y los dolores se quedan sin asidero, donde todo está desnudo, engullido, sofocado. A veces se escucharían, en el fondo de este invernadero, los pasos cristalino de la eternidad, música temblorosa lamiendo el sueño. </text:p>
      <text:p text:style-name="HNormalTimes_20_Car_20_Car_20_Car_20_Car_20_Car_20_Car_20_Car">José tocó la mano de la vieja. </text:p>
      <text:p text:style-name="HNormalTimes_20_Car_20_Car_20_Car_20_Car_20_Car_20_Car_20_Car">–¿Duerme usted? </text:p>
      <text:p text:style-name="HNormalTimes_20_Car_20_Car_20_Car_20_Car_20_Car_20_Car_20_Car">Como hacía un momento, ella respondió sin abrir los ojos: </text:p>
      <text:p text:style-name="HNormalTimes_20_Car_20_Car_20_Car_20_Car_20_Car_20_Car_20_Car">–No. </text:p>
      <text:p text:style-name="HNormalTimes_20_Car_20_Car_20_Car_20_Car_20_Car_20_Car_20_Car">–¿No quiere dormirse un ratito?</text:p>
      <text:p text:style-name="HNormalTimes_20_Car_20_Car_20_Car_20_Car_20_Car_20_Car_20_Car">–No... Ahora estoy bien. </text:p>
      <text:p text:style-name="HNormalTimes_20_Car_20_Car_20_Car_20_Car_20_Car_20_Car_20_Car">–¿Quiere usted — Que vaya a buscarle al doctor?</text:p>
      <text:p text:style-name="HNormalTimes_20_Car_20_Car_20_Car_20_Car_20_Car_20_Car_20_Car">–No, no — No vale la pena ya. Estoy bien... Estoy muy bien...</text:p>
      <text:p text:style-name="HNormalTimes_20_Car_20_Car_20_Car_20_Car_20_Car_20_Car_20_Car">–¿Ya no le da miedo morir?</text:p>
      <text:p text:style-name="HNormalTimes_20_Car_20_Car_20_Car_20_Car_20_Car_20_Car_20_Car">–Voy a morir... sí...</text:p>
      <text:p text:style-name="HNormalTimes_20_Car_20_Car_20_Car_20_Car_20_Car_20_Car_20_Car">–¿Y no le da miedo?</text:p>
      <text:p text:style-name="HNormalTimes_20_Car_20_Car_20_Car_20_Car_20_Car_20_Car_20_Car">–No... Estoy bien...</text:p>
      <text:p text:style-name="HNormalTimes_20_Car_20_Car_20_Car_20_Car_20_Car_20_Car_20_Car">–¿Ya no le duele?</text:p>
      <text:p text:style-name="HNormalTimes_20_Car_20_Car_20_Car_20_Car_20_Car_20_Car_20_Car"><text:soft-page-break/>–No... Tengo frío, pero no importa...</text:p>
      <text:p text:style-name="HNormalTimes_20_Car_20_Car_20_Car_20_Car_20_Car_20_Car_20_Car">–¿Quiere una cobija?</text:p>
      <text:p text:style-name="HNormalTimes_20_Car_20_Car_20_Car_20_Car_20_Car_20_Car_20_Car">–No, no, es... — Es por dentro que tengo frío.</text:p>
      <text:p text:style-name="HNormalTimes_20_Car_20_Car_20_Car_20_Car_20_Car_20_Car_20_Car">–¿Tiene sed? ¿Quiere que le traiga un vaso de agua?</text:p>
      <text:p text:style-name="HNormalTimes_20_Car_20_Car_20_Car_20_Car_20_Car_20_Car_20_Car">–No, no. </text:p>
      <text:p text:style-name="HNormalTimes_20_Car_20_Car_20_Car_20_Car_20_Car_20_Car_20_Car">–¿En qué piensa?</text:p>
      <text:p text:style-name="HNormalTimes_20_Car_20_Car_20_Car_20_Car_20_Car_20_Car_20_Car">–Estoy bien — En serio. </text:p>
      <text:p text:style-name="HNormalTimes_20_Car_20_Car_20_Car_20_Car_20_Car_20_Car_20_Car">–¿Por qué está usted bien?</text:p>
      <text:p text:style-name="HNormalTimes_20_Car_20_Car_20_Car_20_Car_20_Car_20_Car_20_Car">–No lo sé — Me parece — Veo cosas tan bonitas...</text:p>
      <text:p text:style-name="HNormalTimes_20_Car_20_Car_20_Car_20_Car_20_Car_20_Car_20_Car">–¿Ve usted cosas? ¿Qué cosas?</text:p>
      <text:p text:style-name="HNormalTimes_20_Car_20_Car_20_Car_20_Car_20_Car_20_Car_20_Car">–Cosas bonitas. </text:p>
      <text:p text:style-name="HNormalTimes_20_Car_20_Car_20_Car_20_Car_20_Car_20_Car_20_Car">–Dígame qué clase de cosas. </text:p>
      <text:p text:style-name="HNormalTimes_20_Car_20_Car_20_Car_20_Car_20_Car_20_Car_20_Car">–No lo sé... Nubes, quizá... Caballos...</text:p>
      <text:p text:style-name="HNormalTimes_20_Car_20_Car_20_Car_20_Car_20_Car_20_Car_20_Car">–¿Qué más? ¿Qué más?</text:p>
      <text:p text:style-name="HNormalTimes_20_Car_20_Car_20_Car_20_Car_20_Car_20_Car_20_Car">–Sí, caballos... Hombres armados... Dorados... En una nube de oro... Y altos, tan altos que su cabeza está dentro de las nubes... Curioso... Montañas blancas, también. Nieve por todos lados... Tienen cascos. </text:p>
      <text:p text:style-name="HNormalTimes_20_Car_20_Car_20_Car_20_Car_20_Car_20_Car_20_Car">–¿Qué más?</text:p>
      <text:p text:style-name="HNormalTimes_20_Car_20_Car_20_Car_20_Car_20_Car_20_Car_20_Car">–Fuego. Veo fuego. Inmóvil... Arde sin cesar... En todas direcciones... Las flamas vienen hacia mí... Surgen... Es hermoso. </text:p>
      <text:p text:style-name="HNormalTimes_20_Car_20_Car_20_Car_20_Car_20_Car_20_Car_20_Car">–¿Qué es lo que arde? ¿Casas?</text:p>
      <text:p text:style-name="HNormalTimes_20_Car_20_Car_20_Car_20_Car_20_Car_20_Car_20_Car">–Sí... Parece que sí — Arde al fondo del agua... Con grandes burbujas. Grandes burbujas negras. Humo. </text:p>
      <text:p text:style-name="HNormalTimes_20_Car_20_Car_20_Car_20_Car_20_Car_20_Car_20_Car">–¿Qué otra cosa ve, señorita María?</text:p>
      <text:p text:style-name="HNormalTimes_20_Car_20_Car_20_Car_20_Car_20_Car_20_Car_20_Car">–Un hombre muy alto... Se acerca... Todo blanco, flota... Sonríe... Extiende los brazos en cruz... Habla... Jesús... Es Jesús...</text:p>
      <text:p text:style-name="HNormalTimes_20_Car_20_Car_20_Car_20_Car_20_Car_20_Car_20_Car">–¿Cómo es?</text:p>
      <text:p text:style-name="HNormalTimes_20_Car_20_Car_20_Car_20_Car_20_Car_20_Car_20_Car"><text:soft-page-break/>–Reza... No — Ríe... Ríe muy fuerte. Tengo ganas de reír, yo también... No entiendo — No entiendo de qué se ríe Jesús... Frente a mí... Es curioso... Con el rostro tan blanco... Como mi padre... Y los brazos en cruz... El sudor surca su frente... Las gotas de sangre surcan su frente... El ríe todavía... Hay gente a su alrededor... Mujeres...</text:p>
      <text:p text:style-name="HNormalTimes_20_Car_20_Car_20_Car_20_Car_20_Car_20_Car_20_Car">–¿Mujeres?</text:p>
      <text:p text:style-name="HNormalTimes_20_Car_20_Car_20_Car_20_Car_20_Car_20_Car_20_Car">–Sí, Marta, María... Las veo... Ellas también ríen... Y Jesús... Tiene un casco... Tiene armas que brillan como el oro... Sus dientes brillan como el oro... Como de oro.</text:p>
      <text:p text:style-name="HNormalTimes_20_Car_20_Car_20_Car_20_Car_20_Car_20_Car_20_Car">–¿Ahora qué hace?</text:p>
      <text:p text:style-name="HNormalTimes_20_Car_20_Car_20_Car_20_Car_20_Car_20_Car_20_Car">–No lo sé... Ha desaparecido... Espera, ya regresa... Con columnas, ahí, a su alrededor... Las mujeres tocan su manto... Escucho su corazón que late... Todo ascenso... Es humo... Hay balcones... Niños, unas — Unas puertas... Y ventanas... Con luz...</text:p>
      <text:p text:style-name="HNormalTimes_20_Car_20_Car_20_Car_20_Car_20_Car_20_Car_20_Car">¿Y Jesús? ¿Qué hace?</text:p>
      <text:p text:style-name="HNormalTimes_20_Car_20_Car_20_Car_20_Car_20_Car_20_Car_20_Car">–Canta... Yo canto con él... Con él...</text:p>
      <text:p text:style-name="HNormalTimes_20_Car_20_Car_20_Car_20_Car_20_Car_20_Car_20_Car">–¿Lo escucha usted?</text:p>
      <text:p text:style-name="HNormalTimes_20_Car_20_Car_20_Car_20_Car_20_Car_20_Car_20_Car">–Sí, sí... Lo escucho... Para mí... El canta... Con mi voz...</text:p>
      <text:p text:style-name="HNormalTimes_20_Car_20_Car_20_Car_20_Car_20_Car_20_Car_20_Car">–¿Qué más?</text:p>
      <text:p text:style-name="HNormalTimes_20_Car_20_Car_20_Car_20_Car_20_Car_20_Car_20_Car">–Sus manos sangran... Y la sangre cae en forma de piedras preciosas... Rubíes... Brillan por doquier... Los puedo recoger con mis manos... Está caliente... El rojo... Está... Caliente... Rubíes... Topacios... Ahí en el agua... Y las flores, y — El oro, el oro que se derrama... Por las ventanas... Con el ejército... De caballeros... De blanco... Las cruces, las cruces... Los pilares en la hierba... Oro por todos lados... sube... Me quema... Quiero... Reír... Con Jesús... Más... Ah... Ah...</text:p>
      <text:p text:style-name="HNormalTimes_20_Car_20_Car_20_Car_20_Car_20_Car_20_Car_20_Car">La voz de la vieja se extinguió en una especie de quejido; el murmullo triste entró en la cabeza de José, paralizándola. El corazón latía, las manos húmedas transpiraban, José no podía más que escucharla, escucharla sin parar, sin defensa. El rumor lo clavó en su lugar durante algunos segundos. Después ella calló. El silencio se hizo de la <text:soft-page-break/>cocina y lo dividió todo.</text:p>
      <text:p text:style-name="HNormalTimes_20_Car_20_Car_20_Car_20_Car_20_Car_20_Car_20_Car"/>
      <text:p text:style-name="HNormalTimes_20_Car_20_Car_20_Car_20_Car_20_Car_20_Car_20_Car"><text:s/></text:p>
      <text:p text:style-name="HNormalTimes_20_Car_20_Car_20_Car_20_Car_20_Car_20_Car_20_Car">Varias horas habían pasado, José caminaba por la ciudad. Primero había vagado por las calles aledañas a la casa decrépita, donde la mujer dormía sola en su sillón de mimbre. No se había topado con nadie, grupos de niños que jugaban, dos o tres albañiles árabes. Había dudado entre regresar a casa con sus padres. Había preferido seguir paseando por las calles, las manos en los bolsillos, sin pensar en nada. Una especie de angustia ocupaba su espíritu; le hacía ver las cosas más claras, los detalles íntimos del paisaje, la rugosidad del suelo, las contorsiones de las casas, sus ventanas abiertas. Miraba todo aquello con ojos ardientes y vacíos, y era como si caminara dentro de sí mismo, sin ruido, sin color, sin odio, a lo largo de un camino hermético dentro de un frasco de cristal, por senderos sin fin donde sus piernas se hundirían y caerían prisioneras. </text:p>
      <text:p text:style-name="HNormalTimes_20_Car_20_Car_20_Car_20_Car_20_Car_20_Car_20_Car">Acaso ya no fuera él mismo ahora; acaso llamarse por su nombre ya no significara nada, José Charón, hijo de Federico Charon, agente inmobiliario, bajito, delgado, gordo, ojos azules, ojos cafés, ¿qué importaba? Apegado a los rasgos movedizos de una vieja impotente, vinculado a su mirada glauca y triste, despojado de su fuerza por el recuerdo de los músculos blandos, de las carnes fláccidas. Invadido a traición por ese cuerpo abandonado al frío, al vértigo, al silencio, José era vivido por ella. Vivía como una imagen, un reflejo húmedo, que en cada segundo se entrega al anonadamiento y la evaporación. Ahí estaba el verdadero peligro. En algún lugar, tras los lotes de tierra y las casas bajas, en una cocina, una vieja podía abandonar el mundo casi sin darse cuenta.</text:p>
      <text:p text:style-name="HNormalTimes_20_Car_20_Car_20_Car_20_Car_20_Car_20_Car_20_Car">Fallecería fácilmente, en mitad de un escalofrío, y con ella partirían todos sus secretos, todas las esperanzas, los odiosos misterios de la vida. Los que había que conocer. Los que costaban caro. </text:p>
      <text:p text:style-name="HNormalTimes_20_Car_20_Car_20_Car_20_Car_20_Car_20_Car_20_Car"><text:soft-page-break/>José llegó a la carretera principal, dio vuelta a la izquierda, bordeó el talud. Los coches pasaban en filas de tres o cuatro, a gran velocidad. Al pasar por el montículo, las ruedas se sobresaltaban con rumor metálico. Llegados a la curva, los coches cambiaban de velocidad para atacar la cuesta. José los miraba mientras caminaba; había coches rojos, azules, negros, grises; todas las marcas; todas las formas; algunos tenían golpes en la carrocería, generalmente en las salpicaderas. Los hombres se amontonaban dentro de las cabinas herméticas, con la cabeza ligeramente inclinada hacia adelante. Sus rostros pálidos se apercibían en un relámpago, sus lentes oscuros, sus manos aferradas al volante. Algunos lanzaban una ojeada breve en dirección de José, después continuaban todo recto, como transportados sobre rieles. El ruido de los motores decrecía rápidamente y desaparecía antes de llegar a la curva, allá, al final de la carretera. Había algo duro, maléfico en esos coches que huían en línea recta sobre la carretera plana; una obstinación, una fuerza rígida, casi dolorosa. El flujo vehicular avanzaba en grupos de tres o cuatro, sin interrupción. Los caparazones de metal curvo se alejaban brillando, derrapando todo el tiempo, como insectos acorazados. Los bólidos atravesaban el paisaje, pasaban junto a José y daban vuelta sin hacer camino ni dejar huella. Un fenómeno propio, resbaladizo, lleno de maldad y caos. Cada quien para sí, cada cual tomando la curva hacia su dominio, con un tiempo y un espacio suyos, y todas esas franjas de carretera devoradas, atragantadas debajo del vientre. El paisaje desfilaba junto al viento en el interior de esas minúsculas prisiones. Nada temporizaba; todo era tropel, progresión, irrupción inexorable que no llevaba a nada. Cada uno traía la muerte consigo, el mortero brutal que resquebrajaría la cáscara metálica y iría a hurgar en el corazón del hombre, hasta el fondo del pecho desmembrado, rápido, muy rápido, el tiempo de abrir la boca y dar un grito inmediatamente acallado. Eso era seguro. Claro y cruel como el miedo. Para la gente, para los hombres gordos, enfundados en sus trajes de lana, no hay más fuga que el dinero y sus minutos, hasta el último instante de su pobre vida, sin cohesión, sin <text:soft-page-break/>razón. </text:p>
      <text:p text:style-name="HNormalTimes_20_Car_20_Car_20_Car_20_Car_20_Car_20_Car_20_Car"><text:s text:c="3"/>Una piedrita se metió en el zapato derecho de José y se deslizó hasta la planta del pie. Penetró el calcetín, alcanzó la piel. José siguió unos cuantos metros, cojeando, replegando y sacudiendo el pie, intentando empujar en vano empujar la piedrita hasta la punta del zapato. El pedacito de grava se quedaría ahí y, si no tenía cuidado, se volvería una herida supurante, que pronto ocuparía todo su espíritu. Se detuvo al borde de la banqueta y se descalzó; volteó al revés el calcetín, la piedra rebotó en el suelo y desapareció en medio de un mar de piedritas de grava, todas semejantes. José se puso el zapato y siguió caminando. </text:p>
      <text:p text:style-name="HNormalTimes_20_Car_20_Car_20_Car_20_Car_20_Car_20_Car_20_Car"><text:span text:style-name="T5">Llegó al principio de la curva. De aquel lado había una tienda de abarrotes donde la gente hacía cola. Frente a la tienda había grandes macetas con geranios. José se detuvo y permaneció de pie, la espalda apoyada contra el lado sombrío del muro. La banqueta, la carretera, las casas de enfrente estaban llenas de una tristeza extraña, que flotaba sobre paredes pintadas blancas, sobre superficies de concreto áspero, sobre ventanas sin cortinas, apenas habitadas por un reflejo negro. Los postes telegráficos se erguían ante un cielo nublado, los aviones insistían en pasar sobre los techos de las casas. No había manera de adivinar la hora; nada permanecía, nada se detenía. Todo era pobre, desnudo, breve. Cubos de cemento mezclados unos a otros, salpicados de una especie de grietas terrosas donde los arbustos intentaban crecer. José observaba este espectáculo sin moverse. De pronto, sin previo aviso, el aire. Una corriente comenzó a soplar desde el fondo de la carretera; un viento frío, continuo, que bajaba hacia la ciudad y se rompía en los objetos. Soplaba contra las orejas y seguía su camino, obstinado, pegando las ropas al cuerpo y escalofriando la carne. Despeinando cabellos, levantando polvo contra los ojos, provocando lágrimas quemantes, tan pronto evaporadas. Su presencia invisible cubría las superficies planas de la tierra, llenando sin parar todos los huecos, todos los desniveles. Casi sin ruido, con ese silbido largo que parecía penetrar la substancia de las cosas mezclándose con </text:span><text:soft-page-break/><text:span text:style-name="T5">ellas hasta que no dejar nada seguro, nada disociable entre lo vacío y lo lleno, el viento soplaba, avanzaba en su sitio, se deslizaba como un manto acuático, por momentos indeciso, luego reventando en bruscas ráfagas, yendo a buscar en lo más profundo de la carne lo más frío, lo más estúpido, para traerlo a la superficie y vencer. </text:span></text:p>
      <text:p text:style-name="HNormalTimes_20_Car_20_Car_20_Car_20_Car_20_Car_20_Car_20_Car">Apoyado contra el muro de la tienda de abarrotes, José vio cómo el paisaje se transformaba en un desierto; sintió el movimiento continuo del aire entrar en sus pulmones, caracoleando hasta el más secreto de sus órganos. Una brisa glacial comenzó a soplar dentro de su cuerpo; los huesos vacilaron, los músculos dejaron de responder. Las ropas flotaban como jirones de espantapájaro sobre su cuerpo, y los dedos de mármol de las manos se abrieron y cerraron varias veces sin estrechar nada. Dentro de su cabeza, el viento también soplaba. El paisaje había entrado por completo dentro de su cráneo, un gran espectáculo desnudo y frío, donde la calle permanecía inmóvil, bordeada por casas blancas, y donde las banquetas estaban ocupadas por macetas de tierra con geranios temblando de frío, donde las cosas en movimiento, tranquilas y feroces, los automóviles, los vidrios polarizados, el cielo transparente, los postes de cemento, la carretera, estaban fijos para la eternidad, inmutables, desordenados, aplastantes de peso y de silencio en ese corredor donde arremetía el viento. </text:p>
      <text:p text:style-name="HNormalTimes_20_Car_20_Car_20_Car_20_Car_20_Car_20_Car_20_Car">El vacío había penetrado por completo la mente de José; el joven se hubiera podido quedar ahí, la espalda recargada sobre el muro, los ojos fijos al frente, durante un año entero. Pero todavía no era la hora de José. Para él, la vida sería aún larga; una carga sin futuro ni gozo, con la que habría que cargar unos cincuenta años más. El momento de infinito no había llegado aún; el tiempo se haría largo, el cuerpo estaría ávido de comida y movimiento. Las cosas fútiles ya estaban a la espera, los trabajos del hombre, los intercambios de palabras vanas, el dinero, las mujeres, todo eso, toda este horrible cansancio que se acumulaba frente a él. Había que enderezarse, arrancar de sus ojos la fascinación del paisaje vacío, cerrar su cuerpo al viento que lo <text:soft-page-break/>penetraba. </text:p>
      <text:p text:style-name="HNormalTimes_20_Car_20_Car_20_Car_20_Car_20_Car_20_Car_20_Car">José dejó el apoyo del muro y reanudó su marcha. Bajó por la calle que llevaba a la ciudad. Caminó entre la gente. Definitivamente, la tierra estaba bien poblada; por todos lados se veían siluetas móviles, rostros, piernas en acción. Nada estaba en reposo. A la entrada de los cruceros, los semáforos intermitentes funcionaban con un ronroneo eléctrico. Las casas eran desiguales, las unas altas, doce o trece pisos, las otras macizas, pintadas de beige. La multitud se apuraba frente a los aparadores de las tiendas. El ruido surgía por doquier, chocante, caótico, y los olores emanaban de todas las puertas: pequeñas parcelas vivas que se habían separado de lo tibio: salchichón, pan, flores, naranjas, pollo, café, libros, pescado. Los colores lo acosaban también, desde los muros brillantes, sobre la ropa, dentro de las tiendas. Azul, amarillo, oro, blanco leche. La luz del cielo rebotaba sobre la capa laqueada de los colores, penetrando en tus ojos, hundiéndose en tu cabeza; <text:s text:c="2"/>las frases nacían bajo estos impulsos familiares, frases estériles, recién formadas. Sus ecos tenían una potencia mágica, que lo perturbaba todo y que te hacían hombre para siempre. No había modo de escaparse de ellas: estaban ahí, mezclándose con cada segundo, sujetándote al tiempo y al espacio. Palabras pegadas, grabadas en la memoria, prisioneras de la la misma forma, indelebles, indescifrables. Cantando. O bien ardiendo letra por letra, incansables, O.L.I.V.E.T.T.I. Las palabras trazaban febrilmente sus pequeños signos despeinados, agresivos, indudables sobre el cartón. Éramos su propiedad, las escuchábamos hablar, no ses rehusábamos nunca nada. KODAK. Aspro, borra el dolor. Si usted quiere</text:p>
      <text:p text:style-name="HNormalTimes_20_Car_20_Car_20_Car_20_Car_20_Car_20_Car_20_Car"><text:tab/><text:tab/>Deleitar</text:p>
      <text:p text:style-name="HNormalTimes_20_Car_20_Car_20_Car_20_Car_20_Car_20_Car_20_Car"><text:tab/><text:tab/>A sus amigos</text:p>
      <text:p text:style-name="HNormalTimes_20_Car_20_Car_20_Car_20_Car_20_Car_20_Car_20_Car"><text:tab/><text:tab/>No olvide</text:p>
      <text:p text:style-name="HNormalTimes_20_Car_20_Car_20_Car_20_Car_20_Car_20_Car_20_Car"><text:tab/><text:tab/>Regalarles</text:p>
      <text:p text:style-name="HNormalTimes_20_Car_20_Car_20_Car_20_Car_20_Car_20_Car_20_Car"><text:tab/><text:tab/>Un Martini</text:p>
      <text:p text:style-name="HNormalTimes_20_Car_20_Car_20_Car_20_Car_20_Car_20_Car_20_Car"><text:soft-page-break/>Philips, es más seguro. <text:tab/><text:tab/><text:tab/><text:tab/> <text:s text:c="36"/>¡Me encanta Shell!</text:p>
      <text:p text:style-name="HNormalTimes_20_Car_20_Car_20_Car_20_Car_20_Car_20_Car_20_Car">H E R T Z</text:p>
      <text:p text:style-name="HNormalTimes_20_Car_20_Car_20_Car_20_Car_20_Car_20_Car_20_Car">Coca-Cola. </text:p>
      <text:p text:style-name="HNormalTimes_20_Car_20_Car_20_Car_20_Car_20_Car_20_Car_20_Car">Dubo, Dubon, Dubonnet, </text:p>
      <text:p text:style-name="HNormalTimes_20_Car_20_Car_20_Car_20_Car_20_Car_20_Car_20_Car"><text:tab/><text:tab/><text:tab/><text:tab/><text:tab/><text:tab/><text:tab/>Papas fritas Vegetalín</text:p>
      <text:p text:style-name="HNormalTimes_20_Car_20_Car_20_Car_20_Car_20_Car_20_Car_20_Car">Esso Motor Oil Anti-Sludge</text:p>
      <text:p text:style-name="HNormalTimes_20_Car_20_Car_20_Car_20_Car_20_Car_20_Car_20_Car"><text:tab/><text:tab/>TERGAL Fibra de Poliéster y Lana</text:p>
      <text:p text:style-name="HNormalTimes_20_Car_20_Car_20_Car_20_Car_20_Car_20_Car_20_Car">La navaja Gilette</text:p>
      <text:p text:style-name="HNormalTimes_20_Car_20_Car_20_Car_20_Car_20_Car_20_Car_20_Car">¡Sonría Gibbs!</text:p>
      <text:p text:style-name="HNormalTimes_20_Car_20_Car_20_Car_20_Car_20_Car_20_Car_20_Car"><text:tab/><text:tab/>TELEFUNKEN<text:tab/><text:tab/><text:tab/>The Astorians</text:p>
      <text:p text:style-name="HNormalTimes_20_Car_20_Car_20_Car_20_Car_20_Car_20_Car_20_Car">Adelshoffen<text:tab/><text:tab/><text:tab/><text:tab/><text:tab/><text:tab/><text:tab/>Persil lava más blanco</text:p>
      <text:p text:style-name="HNormalTimes_20_Car_20_Car_20_Car_20_Car_20_Car_20_Car_20_Car">State Express Filter Kings</text:p>
      <text:p text:style-name="HNormalTimes_20_Car_20_Car_20_Car_20_Car_20_Car_20_Car_20_Car">Eterna.mátic</text:p>
      <text:p text:style-name="HNormalTimes_20_Car_20_Car_20_Car_20_Car_20_Car_20_Car_20_Car">Triunfo del dolor. Traición de los ojos, de las orejas, de la piel. Hay que caminar, toda la vida, en medio de este desierto. Ver, oír. Oír, ver. Comer. Reír. Hablar, fumar, beber. Sentir. Procrear. Escribir. Respirar. Doler. Sangrar, temblar. Enojarse. Sufrir. Gritar, dormir, esperar. El cansancio por todos lados. No hay modo, no, no hay manera de escapar. Hay que penar, tener calor, tener frío. Acariciar. Gozar. Comprender, comprender sin parar. Todos los días. Así, todos los días, sin excepción. Orinar. Merendar. Dejarse llevar por palabras inútiles, adoptar ritmos, hábitos. Buscar las frases, aguzar el oído y los ojos, aguzar la piel. Fingir amor, amar quizá. ¿Y todo para qué? Ni siquiera hay manera de recurrir a la nada para determinar la vida; el hombre no está solo: cosas vulgares y estridentes la habitan, le dan su forma. No hay modo de juzgar. Tampoco hay absurdo, solamente divorcio entre lo que es lo que debiera ser. Hay que dejarle plenos poderes a Dios, en caso de que exista: nunca sabremos a ciencia cierta hasta qué punto el hombre no es otra cosa que un gusano. </text:p>
      <text:p text:style-name="HNormalTimes_20_Car_20_Car_20_Car_20_Car_20_Car_20_Car_20_Car"><text:soft-page-break/><text:s/>La carretera se había convertido en un bulevar a través de la ciudad. En suave pendiente, el bulevar llevaba a José hasta el mar; no había playa en ese lugar, sino una especie de acantilado saliente. José se apoyó en la barandilla de hierro y observó el precipicio. Y he aquí que de pronto otra fascinación se apoderó de su espíritu. El abismo se volvió un pozo estrecho, profundo, absolutamente desierto. Hasta abajo, el agua brillaba semejante a un charquito al sol; un movimiento ínfimo animaba la superficie, borrando el reflejo del cielo; las olas minúsculas iban y venían sin sentido, cruzándose, mezclándose como ondas de viento sobre una planicie de hierba. Al borde del abismo había anchas rocas negras apoyadas unas contra otras; de vez en cuando, una ola más fuerte que las demás inflamaba la superficie del mar y les cubría la grupa; el líquido transparente se extendía sobre las masas redondas, colmando las depresiones, cayendo en cascada sobre los arroyos, nadando en torno a sí mismo como si fuera humo. Luego la ola se retiraba, formando extrañas bocas oscuras que se cerraban hirvientes de burbujas. En su lugar, sobre la roca resplandeciente, no quedaba más que una franja de espuma, un borbotón despedazado y sucio, que huía a la deriva del mar como un escupitajo. </text:p>
      <text:p text:style-name="HNormalTimes_20_Car_20_Car_20_Car_20_Car_20_Car_20_Car_20_Car">José contempló largamente el fondo del abismo. Poco a poco, con la cabeza asomada sobre la balaustrada, lo invadió el vértigo del peligro; la caída abrupta de la roca, el hormigueo plano del agua, como de alcantarilla, el rumor de la resaca lanzando su llamado. Dejó que su cuerpo se inclinara hacia el frente, como atraído por un hoyo de aire irrefutable. Vio su propia caída, su ascensión invertida hacia el centro de la tierra. Sus ojos, fijos, grandes, ya estaban puestos en el lugar del impacto; ya palpaban la superficie dura y ondulada del mar, fundiéndose en medio del torbellino como algas desencantadas.</text:p>
      <text:p text:style-name="HNormalTimes_20_Car_20_Car_20_Car_20_Car_20_Car_20_Car_20_Car">Cuando estaba a punto de bascular del otro lado de la barandilla, un instante antes de caer, alguien le tocó el brazo. José volteó y vio que un hombre lo observaba. Escuchó una voz que preguntaba algo que lo arrancó del sueño. La voz repitió:</text:p>
      <text:p text:style-name="HNormalTimes_20_Car_20_Car_20_Car_20_Car_20_Car_20_Car_20_Car"><text:soft-page-break/>–¿Estás bien?</text:p>
      <text:p text:style-name="HNormalTimes_20_Car_20_Car_20_Car_20_Car_20_Car_20_Car_20_Car">Los ojos del hombre lo fijaban con un resplandor cruel; José percibió la silueta de manera nítida; saco de tweed, gafas de armazón dorado, cráneo calvo, arrugas en torno a la boca, arrugas sobre la frente. La mano estaba todavía sobre su brazo, José vio un anillo de metal con dos iniciales incrustadas: X.C. </text:p>
      <text:p text:style-name="HNormalTimes_20_Car_20_Car_20_Car_20_Car_20_Car_20_Car_20_Car">Se liberó con un movimiento brusco. El hombre, un quincuagenario, preguntó: </text:p>
      <text:p text:style-name="HNormalTimes_20_Car_20_Car_20_Car_20_Car_20_Car_20_Car_20_Car">–¿Estás bien?</text:p>
      <text:p text:style-name="HNormalTimes_20_Car_20_Car_20_Car_20_Car_20_Car_20_Car_20_Car">José murmuró: </text:p>
      <text:p text:style-name="HNormalTimes_20_Car_20_Car_20_Car_20_Car_20_Car_20_Car_20_Car">–Sí — Sí, estoy bien...</text:p>
      <text:p text:style-name="HNormalTimes_20_Car_20_Car_20_Car_20_Car_20_Car_20_Car_20_Car">Y se alejó rápidamente. </text:p>
      <text:p text:style-name="HNormalTimes_20_Car_20_Car_20_Car_20_Car_20_Car_20_Car_20_Car"><text:span text:style-name="T5">Más allá, al pasar frente a una escuela, leyó la hora en el reloj: las 2 y </text:span><text:span text:style-name="T20">½. </text:span></text:p>
      <text:p text:style-name="HNormalTimes_20_Car_20_Car_20_Car_20_Car_20_Car_20_Car_20_Car">Observó una especie de monumento a los muertos, una placa grande, de mármol blanco donde los nombres habían sido grabados. El suelo ciertamente les pertenecía. Las rocas, los olivos, las playas, las planicies de viñedos, todo eso era de ellos. Uno puede hacer como que no lo sabe, pero ellos, con sus nombres grabados, sus nombres tranquilamente escritos sobre las placas, lo poseían todo, ellos eran los dueños. Vigilantes, escondidos bajo la tierra, ellos lo observaban todo a través de la ventanilla de sus tumbas; eran los jueces secretos, nada se les escapaba. </text:p>
      <text:p text:style-name="HNormalTimes_20_Car_20_Car_20_Car_20_Car_20_Car_20_Car_20_Car"><text:span text:style-name="T20">José continuó su camino. No tenía hambre, no sabía que hacer. Entró en un cine de permanencia voluntaria y vio dos o tres veces la película. </text:span><text:span text:style-name="T21">El rugido de la Marabunta</text:span><text:span text:style-name="T20">, </text:span><text:span text:style-name="T21">A siete horas de la frontera</text:span><text:span text:style-name="T20">, algo por el estilo. </text:span></text:p>
      <text:p text:style-name="HNormalTimes_20_Car_20_Car_20_Car_20_Car_20_Car_20_Car_20_Car">Ya casi no era de día cuando José salió del cine. El cielo estaba cubierto de nubes grises, y en las calles la multitud se apresuraba para regresar a sus hogares. El joven dudó un instante frente a la entrada del cine. Luego se fue hacia la izquierda, en dirección del suburbio. Caminó un buen rato con las sombras acentuándose y las primeras barras de neón alumbrando las vitrinas. Los hombres y las mujeres eran los mismos en todos lados; facciones inmóviles sobre los rostros pálidos, narices fijas, <text:soft-page-break/>arrugas que no se multiplican. Y sin embargo estaban en movimiento constante, viviendo de manera ininterrumpida. Sus pasos secos sobre la banqueta contaban los segundos, los minutos, las horas. No había que hacerse ilusiones, la piel se les arrugaba, el corazón se les gastaba, despacio, a cada gesto, a cada ocasión. A veces sus niños revoloteaban en torno a ellos, pedacitos de carne y huesos emanados de ellos mismos, que algún día serían viejos. Los hombres y las mujeres podían escapar a todas las masacres y todas las guerras, salir indemnes de la poliomelitis y los accidentes de ferrocarril, pero no escaparían a sus hijos. Esa era la verdad. Dentro de cuarenta años, antes quizá, estas palabras habrán sido escritas por un muerto. Y en todo caso dentro de cien años nada de lo que existe hoy, nada de lo que rodea este instante, seguirá en vida. Después de haber leído esta línea despegará usted la mirada de estos infames garabatos. Respire, respire fuerte y profundo: viva, viva hasta el éxtasis. Porque, sinceramente, dentro de poco no quedara gran cosa de usted. </text:p>
      <text:p text:style-name="HNormalTimes_20_Car_20_Car_20_Car_20_Car_20_Car_20_Car_20_Car">José se detuvo en la en el borde de la banqueta, cerca de la parada del autobús. Algunas personas esperaban junto a un poste metálico sobre el que estaba escrito el signo A1. Dos mujeres de impermeable, un hombre vestido de traje marrón, un estudiante, un obrero, tres mujeres cargando bolsas. José los contempló sin prisa, uno tras otro. Tenían rostros indiferentes, más bien feos, marcados por el cansancio de una jornada de trabajo. El hombre del traje marrón fumaba una colilla; el estudiante cargaba sus libros y daba golpecitos en el suelo con la punta de su zapato; las dos mujeres en primera fila observaban en silencio el paso de los coches; el obrero tenía las manos en los bolsillos de su oberol; las otras tres mujeres platicaban, dos de ellas animadamente, la tercera más discreta, pronunciando una que otra palabra de vez en cuando. Al llegar el autobús, las mujeres partieron junto con José, sin voltear hacia atrás. Se bajaron un poco más lejos, en los límites de la ciudad, y regresaron a su casa a preparar la cena. Sus casas serían tibias, ruidosas, con una radio o una televisión contra el muro del comedor, hablando sola todo el tiempo. </text:p>
      <text:p text:style-name="HNormalTimes_20_Car_20_Car_20_Car_20_Car_20_Car_20_Car_20_Car"><text:soft-page-break/>José estudió hasta el más mínimo detalle de estos rostros, como si quisiera dibujar la caricatura. Narices largas, pelos tiesos o rizados, ojos ojerosos, granos, papadas, arrugas, patas de gallo, bocas asimétricas. ¿Por qué tendría que cambiar algo? ¿Acaso las cosas no estaban bien así? <text:s text:c="4"/>Una tristeza dulzona emanaba de estos seres; el aura del recuerdo aparecían en cada ángulo de sus rostros. En este momento preciso, esa reunión de una nariz y un labio, de una mecha de pelo y un modelo de mejilla ya no existe. ¡La realidad! Un pasaje, una caída, un amortajamiento. Porque los días de la infancia también se habían ido. Los cuerpos infantiles, las risas claras, los ojos limpios. Y también la infancia de su madre había sucumbido, los vestidos largos, las trenzas. Todo estaba enterrado dentro de algo más, bajo capas y capas de basura, excrementos, olvido. Estos rostros femeninos, en apariencia nítidos, tan seguros que parecían esculpidos en bronze, en el fondo ya no existían; no eran más que gelatina, la arcilla de una vasija, podredumbre, absceso, gangrena. </text:p>
      <text:p text:style-name="HNormalTimes_20_Car_20_Car_20_Car_20_Car_20_Car_20_Car_20_Car"><text:span text:style-name="T20">Una pipa ascendió despacio por el bulevar; José la vio venir de lejos, gruñendo como un puerco, vibrando a todo lo largo de sus flancos, los vidrios de la cabina rutilantes de reflejos sombríos. El camión, demasiado cargado sin duda, avanzaba a penas pegado a la banqueta. Su paso parecía arrancar pedazos de pavimento de tanto esfuerzo. Sobre el techo, una palabra mágica estaba escrita, como en letras de fuego</text:span></text:p>
      <text:p text:style-name="HNormalTimes_20_Car_20_Car_20_Car_20_Car_20_Car_20_Car_20_Car"/>
      <text:p text:style-name="HNormalTimes_20_Car_20_Car_20_Car_20_Car_20_Car_20_Car_20_Car">T O T A L</text:p>
      <text:p text:style-name="HNormalTimes_20_Car_20_Car_20_Car_20_Car_20_Car_20_Car_20_Car"/>
      <text:p text:style-name="HNormalTimes_20_Car_20_Car_20_Car_20_Car_20_Car_20_Car_20_Car">José vio venir la palabra, el signo, insignificante y genial a la vez. Algo se removió en su interior, el miedo, quizá la sumisión. Después observó las ruedas del camión y el vértigo lo agobió de nuevo. Las ruedas panzonas giraban sobre sí mismas, progresando pesadamente a lo largo de la calzada, y los trazos geométricos sobre el parecían descender en zigzag al suelo. Ahí, todo desaparecía bajo el peso de la pipa; la masa elástica era aplastada contra la superficie de grava, y la rueda seguía girando, <text:soft-page-break/>avanzando a trompicones, sin parar, como las fauces gigantes de una bestia predadora. Un olor de vulcanización flotaba en el aire y se mezclaba con el gas; al frente, atrás, en los costados seguramente era el silencio. Porque toda la violencia parecía concentrada en el vientre de la máquina, del monstruo trepidante que llevaba la palabra mágica escrita sobre la frente, mientras que de sus alas abiertas, como de una boca, caía el flujo continuo de las ruedas, una cascada de caucho negro con forma de Z que arrancaba su peso de la tierra inmóvil, tirando hacia adelante penosa, majestuosamente, casi inmóvil de tan lenta. <text:s/></text:p>
      <text:p text:style-name="HNormalTimes_20_Car_20_Car_20_Car_20_Car_20_Car_20_Car_20_Car">De pronto, José fue presa del deseo de aventarse bajo las enormes ruedas, de abrirse paso, de sentir los dibujos de caucho incrustándose en su piel. Fue una tentación de ese tipo la que había sentido dos o tres años antes, cuando tenía trece años. Una noche había descolgado el sable tradicional de la pared de la sala y, solo en su cuarto, lo había apoyado contra la punta contra su pecho. Inquieto, había escuchado las vibraciones sordas de su corazón remontando la lámina del cuchillo, hasta su mano apretada en torno al mango. Había intentado apoyar un poco más para perforar la piel. Más que el dolor, era el pavor provocado por el golpe vibrante de su corazón lo que había hecho que retirara el puñal hacia atrás. Nunca lo olvidaría: la nauseabunda ebriedad de sentir que la vida y el alma pueden desinflarse con un piquetito, como un globo inflamado al viento. </text:p>
      <text:p text:style-name="HNormalTimes_20_Car_20_Car_20_Car_20_Car_20_Car_20_Car_20_Car">La pipa pasó pegada a la banqueta, a unos cuantos centímetros del joven que no se movió; después se alejó claxonando, hacia el exterior de la ciudad. Tras echar una ojeada sobre los hombres y las mujeres que esperaban aún, José también se fue. </text:p>
      <text:p text:style-name="HNormalTimes_20_Car_20_Car_20_Car_20_Car_20_Car_20_Car_20_Car"/>
      <text:p text:style-name="HNormalTimes_20_Car_20_Car_20_Car_20_Car_20_Car_20_Car_20_Car"/>
      <text:p text:style-name="HNormalTimes_20_Car_20_Car_20_Car_20_Car_20_Car_20_Car_20_Car">En la penumbra creciente de la cocina, la vieja todavía estaba sentada en su sillón de mimbre. Nada se había movido. Las cortinas plásticas pendían de la ventana, los muros y el techo tenían las mismas manchas pálidas, y las compras del mandado <text:soft-page-break/>seguían sobre la mesa, tal y como José las había sacado de la bolsa. José recorrió el cuarto buscando la sombra de una mirada. Percibió el cuerpo abandonado sobre el sillón, informe bajo el tejido del vestido. Los pies estaban apoyados a lo largo del suelo, cada uno mirando su dirección. La cara, volteada hacia arriba sobre el respaldo del sillón, no expresaba nada. Pupilas cerradas, nariz fina, labios apretados, el rostro se unía al cuerpo como un bloque de piedra gris, casi innecesario. Daba la impresión que se podía desmontarlo para ponerlo en otro lado, como si fuera un cojín. </text:p>
      <text:p text:style-name="HNormalTimes_20_Car_20_Car_20_Car_20_Car_20_Car_20_Car_20_Car">El caer de la noche había cubierto todo eso de telas de araña blancuzcas, polvorientas, que flotaban en la superficie de las cosas y se acumulaban en las esquinas. El impreciso resplandor del cielo pasaba aún por la ventana, pero ya no iluminaba nada: al contrario, le quitaba colores y formas al contenido de la cocina. Semejante al agua, un agua sucia por haber lavado miles y miles de veces, la sombra enturbiaba los relieves de lo vivo, e iba a buscar en el rostro de la mujer precisamente lo más decrépito, lo extinto. Durante algunos segundos, José tuvo la impresión de que ya estaba muerta. De puntitas, se acercó al sillón y murmuró: </text:p>
      <text:p text:style-name="HNormalTimes_20_Car_20_Car_20_Car_20_Car_20_Car_20_Car_20_Car">–¿Señorita María? ¿Señorita María?</text:p>
      <text:p text:style-name="HNormalTimes_20_Car_20_Car_20_Car_20_Car_20_Car_20_Car_20_Car">Al inclinarse sobre el rostro ceniciento, distinguió débiles signos de vida: la palpitación de las aletas de la nariz, la respiración sonora, ligeramente branquial, el movimiento de los ojos en los párpados cerrados. Con su mano, tocó el hombro de la vieja y repitió: </text:p>
      <text:p text:style-name="HNormalTimes_20_Car_20_Car_20_Car_20_Car_20_Car_20_Car_20_Car">–¿Señorita María? ¿Señorita María?</text:p>
      <text:p text:style-name="HNormalTimes_20_Car_20_Car_20_Car_20_Car_20_Car_20_Car_20_Car">Ella pareció escuchar; sus párpados temblaron, sus labios se entreabrieron. De la boca amarillenta y seca, cuajada de sangre, emergió un sonido extraño. </text:p>
      <text:p text:style-name="HNormalTimes_20_Car_20_Car_20_Car_20_Car_20_Car_20_Car_20_Car">–Ah. Ah. Ah. Ah. Ah. Ah. </text:p>
      <text:p text:style-name="HNormalTimes_20_Car_20_Car_20_Car_20_Car_20_Car_20_Car_20_Car">–¿Le duele? –preguntó José. </text:p>
      <text:p text:style-name="HNormalTimes_20_Car_20_Car_20_Car_20_Car_20_Car_20_Car_20_Car">Los ojos aparecieron entre los párpados hinchados: dos ojos glaucos, transparentes, sin lágrimas. La voz hizo un esfuerzo: </text:p>
      <text:p text:style-name="HNormalTimes_20_Car_20_Car_20_Car_20_Car_20_Car_20_Car_20_Car"><text:soft-page-break/>–Ah. Ah. No veo nada. Ah. Ah. No veo nada de nada. Ah. Ah. Ah.</text:p>
      <text:p text:style-name="HNormalTimes_20_Car_20_Car_20_Car_20_Car_20_Car_20_Car_20_Car">Pero las palabras no llegaban. Se habían quedado en alguna parte, dentro del cerebro, escondidas bajo toneladas de imágenes y recuerdos, y ya no podrían salir de su prisión. Pronto, en apenas unas cuantas horas, se pudrirían bajo tierra, se borrarían como las páginas de un diccionario. Se habían acabado los cantos, los poemas. Las palabras no eran más que reflejos, efímeros reflejos de la sombra. Las ideas, las bellas frases, los monumentos: quimeras. Ni una sola de ellas engendrará vida, ni una sola escapará al orden que ellas mismas intentan combatir. Hay que decirlo, no hay templo de mármol, ni herramienta, ni libro que valga el mosco más mínimo perdido en el mundo. </text:p>
      <text:p text:style-name="HNormalTimes_20_Car_20_Car_20_Car_20_Car_20_Car_20_Car_20_Car">José escucho un instante los murmullos que intentaban franquear la barrera de la boca. Después se puso a hablar: </text:p>
      <text:p text:style-name="HNormalTimes_20_Car_20_Car_20_Car_20_Car_20_Car_20_Car_20_Car">–¿Me oye, señorita María? ¿Me escucha? </text:p>
      <text:p text:style-name="HNormalTimes_20_Car_20_Car_20_Car_20_Car_20_Car_20_Car_20_Car">El rostro oscuro asintió.</text:p>
      <text:p text:style-name="HNormalTimes_20_Car_20_Car_20_Car_20_Car_20_Car_20_Car_20_Car">–Quisiera — Quisiera que usted no se muriera. No sé cómo decirlo – ¿Me entiende? Intente hablarme. Intente decirme algo. Como hace rato. Lo que usted ve. Porque ve usted algo, ¿verdad? ¿Qué ve usted? Me gustaría tanto — Dígame, ¿qué ve? Como hace rato, ¿se acuerda?</text:p>
      <text:p text:style-name="HNormalTimes_20_Car_20_Car_20_Car_20_Car_20_Car_20_Car_20_Car">Los labios temblaron pero ningún sonido pudo salir. Todo estaba seco en su garganta. <text:s/>Desesperado, José sintió que todo se le escapaba. Estaba perdiendo ese momento que tanto había deseado, el inefable momento en donde el espíritu cruza la frontera y se reúne con la materia. Toda una vida, setenta y cinco años de gozos y fatigas, de paz y desgracia desaparecerían como humo, inútiles, abandonados. José se acercó al rostro de la vieja, y la miró con una voluntad implacable. Pero no llegaba. De pronto, una iluminación; si ella no podía hablar, ¿podría acaso escribir? Con movimientos nerviosos, José arrancó un pedazo del papel para envolver ejotes; meticulosamente, colocó una pluma entre los dedos inertes y, sosteniendo la hoja de papel, dijo con <text:soft-page-break/>rapidez: </text:p>
      <text:p text:style-name="HNormalTimes_20_Car_20_Car_20_Car_20_Car_20_Car_20_Car_20_Car">–¿Señorita María? ¿Me escucha, verdad? Escriba. Escriba lo que siente. Yo se lo pido. Escriba. Yo le ayudo a escribir. ¿Quiere? ¿Me escucha? Escriba. Escriba, se lo ruego. </text:p>
      <text:p text:style-name="HNormalTimes_20_Car_20_Car_20_Car_20_Car_20_Car_20_Car_20_Car">La vieja mano se puso en movimiento, titubeante; con una lentitud torpe, la punta de la pluma trazó las letras mayúsculas, una por una. Luego, cuando hubo terminado, la mano cayó hacia atrás y se balanceó, los dedos abiertos al final del brazo. Sobre la hoja de papel grisáceo, las letras negras se alineaban extrañas. Era: </text:p>
      <text:p text:style-name="HNormalTimes_20_Car_20_Car_20_Car_20_Car_20_Car_20_Car_20_Car"/>
      <text:p text:style-name="P58">T E N G O F</text:p>
      <text:p text:style-name="P58"><text:tab/><text:tab/> <text:s text:c="8"/>R</text:p>
      <text:p text:style-name="P58"><text:tab/><text:tab/> <text:s text:c="13"/>Í</text:p>
      <text:p text:style-name="P58"><text:s text:c="36"/>O </text:p>
      <text:p text:style-name="HNormalTimes_20_Car_20_Car_20_Car_20_Car_20_Car_20_Car_20_Car"/>
      <text:p text:style-name="HNormalTimes_20_Car_20_Car_20_Car_20_Car_20_Car_20_Car_20_Car"><text:span text:style-name="T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2" svg:font-family="'Times New Roman'" style:font-family-generic="roman"/>
    <style:font-face style:name="Arial1" svg:font-family="Arial, sans-serif" style:font-family-generic="swiss"/>
    <style:font-face style:name="DejaVu Sans" svg:font-family="'DejaVu Sans'" style:font-family-generic="swiss"/>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Heading_20_1" style:display-name="Heading 1" style:family="paragraph" style:parent-style-name="Header" style:next-style-name="Text_20_body" style:default-outline-level="1" style:class="text">
      <style:text-properties style:font-name="Times New Roman1" fo:font-size="12pt" fo:font-style="italic" fo:font-weight="normal" style:font-size-asian="115%" style:font-weight-asian="normal"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eparador" style:family="paragraph" style:parent-style-name="Standard" style:class="text">
      <style:paragraph-properties fo:text-align="center" style:justify-single-word="false"/>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HNormalTimes_20_Car_20_Car_20_Car_20_Car_20_Car_20_Car_20_Car" style:display-name="HNormalTimes Car Car Car Car Car Car Car" style:family="paragraph" style:parent-style-name="Standard">
      <style:paragraph-properties fo:line-height="150%" fo:text-align="justify" style:justify-single-word="false"/>
      <style:text-properties fo:font-size="14pt" fo:language="es" fo:country="MX" style:font-size-asian="14pt" style:font-size-complex="14pt"/>
    </style:style>
    <style:style style:name="HTítulo" style:family="paragraph" style:parent-style-name="Standard">
      <style:paragraph-properties fo:line-height="150%" fo:text-align="center" style:justify-single-word="false"/>
      <style:text-properties fo:font-size="16pt" fo:language="es" fo:country="MX" fo:font-weight="bold" style:font-size-asian="16pt" style:font-weight-asian="bold" style:font-size-complex="10pt" style:font-weight-complex="bold"/>
    </style:style>
    <style:style style:name="HCuentoCorto" style:family="paragraph" style:parent-style-name="HTítulo" style:class="text">
      <style:paragraph-properties fo:margin-top="3cm" fo:margin-bottom="3cm" style:contextual-spacing="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fo:font-style="italic" officeooo:paragraph-rsid="0034c16e" style:font-size-asian="10pt" style:font-style-asian="italic" style:font-size-complex="10pt" style:font-style-complex="italic"/>
    </style:style>
    <style:style style:name="MP2" style:family="paragraph" style:parent-style-name="Footer">
      <style:text-properties fo:font-size="10pt" style:font-size-asian="10pt" style:font-size-complex="10pt"/>
    </style:style>
    <style:style style:name="MP3" style:family="paragraph" style:parent-style-name="Header">
      <style:text-properties fo:font-size="10pt" fo:font-style="italic" officeooo:paragraph-rsid="001f9a1f" style:font-size-asian="10pt" style:font-style-asian="italic" style:font-size-complex="10pt" style:font-style-complex="italic"/>
    </style:style>
    <style:style style:name="MP4" style:family="paragraph" style:parent-style-name="Footer">
      <style:text-properties fo:font-style="italic" officeooo:paragraph-rsid="00257ba1" style:font-style-asian="italic" style:font-style-complex="italic"/>
    </style:style>
    <style:style style:name="MT1" style:family="text">
      <style:text-properties officeooo:rsid="0034c16e"/>
    </style:style>
    <style:style style:name="MT2" style:family="text">
      <style:text-properties officeooo:rsid="00364ca9"/>
    </style:style>
    <style:style style:name="MT3" style:family="text">
      <style:text-properties officeooo:rsid="00213930"/>
    </style:style>
    <style:style style:name="MT4" style:family="text">
      <style:text-properties fo:font-size="12pt" style:font-size-asian="12pt" style:font-size-complex="12pt"/>
    </style:style>
    <style:style style:name="MT5" style:family="text"/>
    <style:style style:name="MT6" style:family="text">
      <style:text-properties officeooo:rsid="001f9a1f"/>
    </style:style>
    <style:style style:name="MT7" style:family="text">
      <style:text-properties fo:font-style="normal" officeooo:rsid="00213930" style:font-style-asian="normal" style:font-style-complex="normal"/>
    </style:style>
    <style:style style:name="MT8" style:family="text">
      <style:text-properties style:font-name="Times New Roman2" officeooo:rsid="00257ba1"/>
    </style:style>
    <style:style style:name="MT9" style:family="text">
      <style:text-properties style:font-name="Times New Roman" officeooo:rsid="00257ba1"/>
    </style:style>
    <style:style style:name="MT10" style:family="text">
      <style:text-properties style:font-name="Times New Roman" officeooo:rsid="0034c16e"/>
    </style:style>
    <style:style style:name="MT11" style:family="text">
      <style:text-properties style:font-name="Times New Roman" officeooo:rsid="0027bf90"/>
    </style:style>
    <style:style style:name="MT12" style:family="text">
      <style:text-properties style:font-name="Times New Roman" officeooo:rsid="0029bc59"/>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Un día de vejez </text:span><text:span text:style-name="MT2">(de J-M. Le Clézio)</text:span><text:span text:style-name="MT3"><text:tab/></text:span><text:tab/><text:span text:style-name="MT3">versión final</text:span></text:p>
      </style:header>
      <style:footer>
        <text:p text:style-name="MP2">@harmodio<text:tab/><text:span text:style-name="MT4"><text:page-number text:select-page="current">15</text:page-number></text:span><text:tab/><text:a xlink:type="simple" xlink:href="http://www.malversando.com/">www.malversando.com</text:a><text:tab/></text:p>
      </style:footer>
    </style:master-page>
    <style:master-page style:name="First_20_Page" style:display-name="First Page" style:page-layout-name="Mpm2" style:next-style-name="Standard">
      <style:header>
        <text:p text:style-name="MP3"><text:span text:style-name="MT3">@harmodio<text:tab/></text:span><text:span text:style-name="MT6"><text:tab/></text:span><text:span text:style-name="MT7">www.malversando.com</text:span></text:p>
      </style:header>
      <style:footer>
        <text:p text:style-name="MP4"><text:span text:style-name="MT8">©</text:span><text:span text:style-name="MT9"> </text:span><text:span text:style-name="MT10">Almadía</text:span><text:span text:style-name="MT9"> 201</text:span><text:span text:style-name="MT10">0</text:span><text:span text:style-name="MT9">. Prohibida su modificación, explotación, reproducción y distribución. </text:span><text:span text:style-name="MT11">Est</text:span><text:span text:style-name="MT12">a versión </text:span><text:span text:style-name="MT11">de autor </text:span><text:span text:style-name="MT9">se </text:span><text:span text:style-name="MT11">provee para fines no comerciales, ya sea didácticos o de investigació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7-15T16:03:15</meta:creation-date>
    <dc:date>2014-01-13T10:22:16</dc:date>
    <meta:editing-duration>P11DT7H19M4S</meta:editing-duration>
    <meta:editing-cycles>233</meta:editing-cycles>
    <meta:generator>LibreOffice/4.0.5.2$Linux_X86_64 LibreOffice_project/400m0$Build-2</meta:generator>
    <meta:print-date>2012-02-10T13:21:24</meta:print-date>
    <meta:document-statistic meta:table-count="0" meta:image-count="0" meta:object-count="0" meta:page-count="28" meta:paragraph-count="241" meta:word-count="8321" meta:character-count="49144" meta:non-whitespace-character-count="40722"/>
  </office:meta>
</office:document-meta>
</file>